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_minu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chr1</text:p>
          </table:table-cell>
          <table:table-cell office:value-type="float" office:value="0" calcext:value-type="float">
            <text:p>0</text:p>
          </table:table-cell>
          <table:table-cell office:value-type="float" office:value="248600001" calcext:value-type="float">
            <text:p>2486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600001" calcext:value-type="float">
            <text:p>248600001</text:p>
          </table:table-cell>
          <table:table-cell office:value-type="float" office:value="248650001" calcext:value-type="float">
            <text:p>2486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650001" calcext:value-type="float">
            <text:p>248650001</text:p>
          </table:table-cell>
          <table:table-cell office:value-type="float" office:value="248700001" calcext:value-type="float">
            <text:p>2487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9.vs.20,minusLog-1.vs.2,minusLog-21.vs.22,minusLog-23.vs.24,minusLog-25.vs.26,minusLog-27.vs.28,minusLog-29.vs.30,minusLog-33.vs.34,minusLog-35.vs.36,minusLog-3.vs.4,minusLog-5.vs.6,minusLog-7.vs.8,minusLog-9.vs.10,minusLog-e382-23.vs.e382-24,minusLog-e448-02.vs.e448-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700001" calcext:value-type="float">
            <text:p>248700001</text:p>
          </table:table-cell>
          <table:table-cell office:value-type="float" office:value="248750001" calcext:value-type="float">
            <text:p>2487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3.vs.34,minusLog-3.vs.4,minusLog-5.vs.6,minusLog-7.vs.8,minusLog-9.vs.10,minusLog-e382-23.vs.e382-24,minusLog-e448-02.vs.e448-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750001" calcext:value-type="float">
            <text:p>248750001</text:p>
          </table:table-cell>
          <table:table-cell office:value-type="float" office:value="248800001" calcext:value-type="float">
            <text:p>2488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33.vs.34,minusLog-3.vs.4,minusLog-5.vs.6,minusLog-7.vs.8,minusLog-9.vs.10,minusLog-e382-23.vs.e382-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800001" calcext:value-type="float">
            <text:p>248800001</text:p>
          </table:table-cell>
          <table:table-cell office:value-type="float" office:value="248850001" calcext:value-type="float">
            <text:p>2488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1.vs.12,minusLog-13.vs.14,minusLog-19.vs.20,minusLog-21.vs.22,minusLog-23.vs.24,minusLog-25.vs.26,minusLog-33.vs.34,minusLog-3.vs.4,minusLog-5.vs.6,minusLog-7.vs.8,minusLog-e382-23.vs.e382-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850001" calcext:value-type="float">
            <text:p>248850001</text:p>
          </table:table-cell>
          <table:table-cell office:value-type="float" office:value="248900001" calcext:value-type="float">
            <text:p>2489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1.vs.12,minusLog-13.vs.14,minusLog-19.vs.20,minusLog-21.vs.22,minusLog-23.vs.24,minusLog-25.vs.26,minusLog-33.vs.34,minusLog-3.vs.4,minusLog-7.vs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900001" calcext:value-type="float">
            <text:p>248900001</text:p>
          </table:table-cell>
          <table:table-cell office:value-type="float" office:value="249100001" calcext:value-type="float">
            <text:p>2491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usLog-11.vs.12,minusLog-13.vs.14,minusLog-19.vs.20,minusLog-21.vs.22,minusLog-23.vs.24,minusLog-25.vs.26,minusLog-3.vs.4,minusLog-7.vs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9100001" calcext:value-type="float">
            <text:p>249100001</text:p>
          </table:table-cell>
          <table:table-cell office:value-type="float" office:value="249150001" calcext:value-type="float">
            <text:p>24915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usLog-11.vs.12,minusLog-21.vs.22,minusLog-25.vs.26,minusLog-3.vs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0" calcext:value-type="float">
            <text:p>0</text:p>
          </table:table-cell>
          <table:table-cell office:value-type="float" office:value="135150001" calcext:value-type="float">
            <text:p>1351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150001" calcext:value-type="float">
            <text:p>135150001</text:p>
          </table:table-cell>
          <table:table-cell office:value-type="float" office:value="135200001" calcext:value-type="float">
            <text:p>1352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570-06.vs.e570-07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200001" calcext:value-type="float">
            <text:p>135200001</text:p>
          </table:table-cell>
          <table:table-cell office:value-type="float" office:value="135250001" calcext:value-type="float">
            <text:p>1352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250001" calcext:value-type="float">
            <text:p>135250001</text:p>
          </table:table-cell>
          <table:table-cell office:value-type="float" office:value="135350001" calcext:value-type="float">
            <text:p>1353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7.vs.18,minusLog-19.vs.20,minusLog-1.vs.2,minusLog-21.vs.22,minusLog-23.vs.24,minusLog-25.vs.26,minusLog-27.vs.28,minusLog-29.vs.30,minusLog-31.vs.32,minusLog-35.vs.36,minusLog-3.vs.4,minusLog-7.vs.8,minusLog-9.vs.10,minusLog-e382-23.vs.e382-2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350001" calcext:value-type="float">
            <text:p>135350001</text:p>
          </table:table-cell>
          <table:table-cell office:value-type="float" office:value="135400001" calcext:value-type="float">
            <text:p>1354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usLog-11.vs.12,minusLog-17.vs.18,minusLog-19.vs.20,minusLog-1.vs.2,minusLog-21.vs.22,minusLog-23.vs.24,minusLog-25.vs.26,minusLog-27.vs.28,minusLog-29.vs.30,minusLog-31.vs.32,minusLog-35.vs.36,minusLog-7.vs.8,minusLog-9.vs.10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400001" calcext:value-type="float">
            <text:p>135400001</text:p>
          </table:table-cell>
          <table:table-cell office:value-type="float" office:value="135450001" calcext:value-type="float">
            <text:p>13545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1.vs.12,minusLog-17.vs.18,minusLog-19.vs.20,minusLog-1.vs.2,minusLog-23.vs.24,minusLog-25.vs.26,minusLog-27.vs.28,minusLog-29.vs.30,minusLog-7.vs.8,minusLog-9.vs.10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0" calcext:value-type="float">
            <text:p>0</text:p>
          </table:table-cell>
          <table:table-cell office:value-type="float" office:value="133950001" calcext:value-type="float">
            <text:p>1339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3950001" calcext:value-type="float">
            <text:p>133950001</text:p>
          </table:table-cell>
          <table:table-cell office:value-type="float" office:value="134650001" calcext:value-type="float">
            <text:p>1346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650001" calcext:value-type="float">
            <text:p>134650001</text:p>
          </table:table-cell>
          <table:table-cell office:value-type="float" office:value="134700001" calcext:value-type="float">
            <text:p>1347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700001" calcext:value-type="float">
            <text:p>134700001</text:p>
          </table:table-cell>
          <table:table-cell office:value-type="float" office:value="134750001" calcext:value-type="float">
            <text:p>1347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3.vs.14,minusLog-15.vs.16,minusLog-19.vs.20,minusLog-1.vs.2,minusLog-21.vs.22,minusLog-23.vs.24,minusLog-25.vs.26,minusLog-27.vs.28,minusLog-29.vs.30,minusLog-31.vs.32,minusLog-33.vs.34,minusLog-35.vs.36,minusLog-3.vs.4,minusLog-7.vs.8,minusLog-9.vs.10,minusLog-e382-23.vs.e382-2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750001" calcext:value-type="float">
            <text:p>134750001</text:p>
          </table:table-cell>
          <table:table-cell office:value-type="float" office:value="134800001" calcext:value-type="float">
            <text:p>1348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5.vs.16,minusLog-19.vs.20,minusLog-1.vs.2,minusLog-21.vs.22,minusLog-23.vs.24,minusLog-25.vs.26,minusLog-27.vs.28,minusLog-29.vs.30,minusLog-31.vs.32,minusLog-33.vs.34,minusLog-35.vs.36,minusLog-7.vs.8,minusLog-9.vs.10,minusLog-e570-06.vs.e570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800001" calcext:value-type="float">
            <text:p>134800001</text:p>
          </table:table-cell>
          <table:table-cell office:value-type="float" office:value="134850001" calcext:value-type="float">
            <text:p>13485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usLog-15.vs.16,minusLog-1.vs.2,minusLog-23.vs.24,minusLog-25.vs.26,minusLog-27.vs.28,minusLog-29.vs.30,minusLog-7.vs.8,minusLog-e570-06.vs.e570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0" calcext:value-type="float">
            <text:p>0</text:p>
          </table:table-cell>
          <table:table-cell office:value-type="float" office:value="133450001" calcext:value-type="float">
            <text:p>1334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450001" calcext:value-type="float">
            <text:p>133450001</text:p>
          </table:table-cell>
          <table:table-cell office:value-type="float" office:value="133500001" calcext:value-type="float">
            <text:p>1335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500001" calcext:value-type="float">
            <text:p>133500001</text:p>
          </table:table-cell>
          <table:table-cell office:value-type="float" office:value="133600001" calcext:value-type="float">
            <text:p>1336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7.vs.18,minusLog-19.vs.20,minusLog-1.vs.2,minusLog-21.vs.22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600001" calcext:value-type="float">
            <text:p>133600001</text:p>
          </table:table-cell>
          <table:table-cell office:value-type="float" office:value="133650001" calcext:value-type="float">
            <text:p>1336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7.vs.18,minusLog-19.vs.20,minusLog-1.vs.2,minusLog-21.vs.22,minusLog-25.vs.26,minusLog-27.vs.28,minusLog-29.vs.30,minusLog-31.vs.32,minusLog-35.vs.36,minusLog-3.vs.4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650001" calcext:value-type="float">
            <text:p>133650001</text:p>
          </table:table-cell>
          <table:table-cell office:value-type="float" office:value="133700001" calcext:value-type="float">
            <text:p>1337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7.vs.18,minusLog-19.vs.20,minusLog-1.vs.2,minusLog-21.vs.22,minusLog-25.vs.26,minusLog-27.vs.28,minusLog-29.vs.30,minusLog-31.vs.32,minusLog-35.vs.36,minusLog-3.vs.4,minusLog-7.vs.8,minusLog-9.vs.10,minusLog-e382-23.vs.e382-2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700001" calcext:value-type="float">
            <text:p>133700001</text:p>
          </table:table-cell>
          <table:table-cell office:value-type="float" office:value="133750001" calcext:value-type="float">
            <text:p>1337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1.vs.12,minusLog-1.vs.2,minusLog-21.vs.22,minusLog-25.vs.26,minusLog-27.vs.28,minusLog-29.vs.30,minusLog-31.vs.32,minusLog-35.vs.36,minusLog-3.vs.4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750001" calcext:value-type="float">
            <text:p>133750001</text:p>
          </table:table-cell>
          <table:table-cell office:value-type="float" office:value="133800001" calcext:value-type="float">
            <text:p>1338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0" calcext:value-type="float">
            <text:p>0</text:p>
          </table:table-cell>
          <table:table-cell office:value-type="float" office:value="114050001" calcext:value-type="float">
            <text:p>1140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050001" calcext:value-type="float">
            <text:p>114050001</text:p>
          </table:table-cell>
          <table:table-cell office:value-type="float" office:value="114500001" calcext:value-type="float">
            <text:p>1145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500001" calcext:value-type="float">
            <text:p>114500001</text:p>
          </table:table-cell>
          <table:table-cell office:value-type="float" office:value="114800001" calcext:value-type="float">
            <text:p>1148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800001" calcext:value-type="float">
            <text:p>114800001</text:p>
          </table:table-cell>
          <table:table-cell office:value-type="float" office:value="114900001" calcext:value-type="float">
            <text:p>1149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9.vs.20,minusLog-1.vs.2,minusLog-21.vs.22,minusLog-23.vs.24,minusLog-25.vs.26,minusLog-27.vs.28,minusLog-29.vs.30,minusLog-31.vs.32,minusLog-33.vs.34,minusLog-35.vs.36,minusLog-3.vs.4,minusLog-5.vs.6,minusLog-7.vs.8,minusLog-9.vs.10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900001" calcext:value-type="float">
            <text:p>114900001</text:p>
          </table:table-cell>
          <table:table-cell office:value-type="float" office:value="114950001" calcext:value-type="float">
            <text:p>1149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9.vs.20,minusLog-1.vs.2,minusLog-21.vs.22,minusLog-23.vs.24,minusLog-25.vs.26,minusLog-27.vs.28,minusLog-29.vs.30,minusLog-31.vs.32,minusLog-33.vs.34,minusLog-3.vs.4,minusLog-5.vs.6,minusLog-7.vs.8,minusLog-9.vs.10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950001" calcext:value-type="float">
            <text:p>114950001</text:p>
          </table:table-cell>
          <table:table-cell office:value-type="float" office:value="115000001" calcext:value-type="float">
            <text:p>115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usLog-11.vs.12,minusLog-13.vs.14,minusLog-1.vs.2,minusLog-23.vs.24,minusLog-25.vs.26,minusLog-27.vs.28,minusLog-31.vs.32,minusLog-33.vs.34,minusLog-3.vs.4,minusLog-5.vs.6,minusLog-7.vs.8,minusLog-9.vs.10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5000001" calcext:value-type="float">
            <text:p>115000001</text:p>
          </table:table-cell>
          <table:table-cell office:value-type="float" office:value="115050001" calcext:value-type="float">
            <text:p>1150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1.vs.12,minusLog-1.vs.2,minusLog-23.vs.24,minusLog-25.vs.26,minusLog-27.vs.28,minusLog-31.vs.32,minusLog-33.vs.34,minusLog-5.vs.6,minusLog-7.vs.8,minusLog-9.vs.10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5050001" calcext:value-type="float">
            <text:p>115050001</text:p>
          </table:table-cell>
          <table:table-cell office:value-type="float" office:value="115100001" calcext:value-type="float">
            <text:p>1151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33.vs.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0" calcext:value-type="float">
            <text:p>0</text:p>
          </table:table-cell>
          <table:table-cell office:value-type="float" office:value="106350001" calcext:value-type="float">
            <text:p>1063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350001" calcext:value-type="float">
            <text:p>106350001</text:p>
          </table:table-cell>
          <table:table-cell office:value-type="float" office:value="106550001" calcext:value-type="float">
            <text:p>1065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550001" calcext:value-type="float">
            <text:p>106550001</text:p>
          </table:table-cell>
          <table:table-cell office:value-type="float" office:value="106850001" calcext:value-type="float">
            <text:p>1068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850001" calcext:value-type="float">
            <text:p>106850001</text:p>
          </table:table-cell>
          <table:table-cell office:value-type="float" office:value="106950001" calcext:value-type="float">
            <text:p>1069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950001" calcext:value-type="float">
            <text:p>106950001</text:p>
          </table:table-cell>
          <table:table-cell office:value-type="float" office:value="107050001" calcext:value-type="float">
            <text:p>1070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9.vs.30,minusLog-31.vs.32,minusLog-33.vs.34,minusLog-35.vs.36,minusLog-3.vs.4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050001" calcext:value-type="float">
            <text:p>107050001</text:p>
          </table:table-cell>
          <table:table-cell office:value-type="float" office:value="107100001" calcext:value-type="float">
            <text:p>1071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usLog-11.vs.12,minusLog-13.vs.14,minusLog-17.vs.18,minusLog-19.vs.20,minusLog-21.vs.22,minusLog-23.vs.24,minusLog-25.vs.26,minusLog-29.vs.30,minusLog-31.vs.32,minusLog-33.vs.34,minusLog-35.vs.36,minusLog-3.vs.4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100001" calcext:value-type="float">
            <text:p>107100001</text:p>
          </table:table-cell>
          <table:table-cell office:value-type="float" office:value="107150001" calcext:value-type="float">
            <text:p>10715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usLog-13.vs.14,minusLog-17.vs.18,minusLog-19.vs.20,minusLog-21.vs.22,minusLog-23.vs.24,minusLog-29.vs.30,minusLog-31.vs.32,minusLog-33.vs.34,minusLog-35.vs.36,minusLog-3.vs.4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150001" calcext:value-type="float">
            <text:p>107150001</text:p>
          </table:table-cell>
          <table:table-cell office:value-type="float" office:value="107200001" calcext:value-type="float">
            <text:p>1072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usLog-13.vs.14,minusLog-17.vs.18,minusLog-19.vs.20,minusLog-21.vs.22,minusLog-35.vs.36,minusLog-3.vs.4,minusLog-e382-23.vs.e382-24,min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200001" calcext:value-type="float">
            <text:p>107200001</text:p>
          </table:table-cell>
          <table:table-cell office:value-type="float" office:value="107250001" calcext:value-type="float">
            <text:p>1072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0" calcext:value-type="float">
            <text:p>0</text:p>
          </table:table-cell>
          <table:table-cell office:value-type="float" office:value="100800001" calcext:value-type="float">
            <text:p>1008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0800001" calcext:value-type="float">
            <text:p>100800001</text:p>
          </table:table-cell>
          <table:table-cell office:value-type="float" office:value="102100001" calcext:value-type="float">
            <text:p>1021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100001" calcext:value-type="float">
            <text:p>102100001</text:p>
          </table:table-cell>
          <table:table-cell office:value-type="float" office:value="102300001" calcext:value-type="float">
            <text:p>1023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3.vs.14,minusLog-15.vs.16,minusLog-17.vs.18,minusLog-19.vs.20,minusLog-1.vs.2,minusLog-21.vs.22,minusLog-23.vs.24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300001" calcext:value-type="float">
            <text:p>102300001</text:p>
          </table:table-cell>
          <table:table-cell office:value-type="float" office:value="102350001" calcext:value-type="float">
            <text:p>1023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3.vs.14,minusLog-15.vs.16,minusLog-17.vs.18,minusLog-1.vs.2,minusLog-21.vs.22,minusLog-23.vs.24,minusLog-25.vs.26,minusLog-29.vs.30,minusLog-31.vs.32,minusLog-33.vs.34,minusLog-35.vs.36,minusLog-3.vs.4,minusLog-5.vs.6,minusLog-7.vs.8,minusLog-9.vs.10,minusLog-e382-23.vs.e382-24,min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350001" calcext:value-type="float">
            <text:p>102350001</text:p>
          </table:table-cell>
          <table:table-cell office:value-type="float" office:value="102400001" calcext:value-type="float">
            <text:p>1024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usLog-15.vs.16,minusLog-17.vs.18,minusLog-1.vs.2,minusLog-21.vs.22,minusLog-25.vs.26,minusLog-29.vs.30,minusLog-31.vs.32,minusLog-35.vs.36,minusLog-3.vs.4,minusLog-7.vs.8,minusLog-9.vs.10,minusLog-e382-23.vs.e382-24,minusLog-e448-02.vs.e448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400001" calcext:value-type="float">
            <text:p>102400001</text:p>
          </table:table-cell>
          <table:table-cell office:value-type="float" office:value="102450001" calcext:value-type="float">
            <text:p>10245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5.vs.16,minusLog-17.vs.18,minusLog-1.vs.2,minusLog-21.vs.22,minusLog-25.vs.26,minusLog-29.vs.30,minusLog-31.vs.32,minusLog-35.vs.36,minusLog-3.vs.4,minusLog-7.vs.8,minusLog-9.vs.10,minusLog-e382-23.vs.e38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0" calcext:value-type="float">
            <text:p>0</text:p>
          </table:table-cell>
          <table:table-cell office:value-type="float" office:value="89650001" calcext:value-type="float">
            <text:p>896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650001" calcext:value-type="float">
            <text:p>89650001</text:p>
          </table:table-cell>
          <table:table-cell office:value-type="float" office:value="89800001" calcext:value-type="float">
            <text:p>898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00001" calcext:value-type="float">
            <text:p>89800001</text:p>
          </table:table-cell>
          <table:table-cell office:value-type="float" office:value="89850001" calcext:value-type="float">
            <text:p>898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21.vs.22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9850001" calcext:value-type="float">
            <text:p>89850001</text:p>
          </table:table-cell>
          <table:table-cell office:value-type="float" office:value="90000001" calcext:value-type="float">
            <text:p>900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21.vs.22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000001" calcext:value-type="float">
            <text:p>90000001</text:p>
          </table:table-cell>
          <table:table-cell office:value-type="float" office:value="90050001" calcext:value-type="float">
            <text:p>900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7.vs.18,minusLog-19.vs.20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050001" calcext:value-type="float">
            <text:p>90050001</text:p>
          </table:table-cell>
          <table:table-cell office:value-type="float" office:value="90100001" calcext:value-type="float">
            <text:p>901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5.vs.16,minusLog-17.vs.18,minusLog-19.vs.20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100001" calcext:value-type="float">
            <text:p>90100001</text:p>
          </table:table-cell>
          <table:table-cell office:value-type="float" office:value="90150001" calcext:value-type="float">
            <text:p>901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5.vs.16,minusLog-17.vs.18,minusLog-19.vs.20,minusLog-27.vs.28,minusLog-29.vs.30,minusLog-31.vs.32,minusLog-33.vs.34,minusLog-3.vs.4,minusLog-7.vs.8,minusLog-9.vs.10,minusLog-e382-23.vs.e382-24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150001" calcext:value-type="float">
            <text:p>90150001</text:p>
          </table:table-cell>
          <table:table-cell office:value-type="float" office:value="90200001" calcext:value-type="float">
            <text:p>902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usLog-11.vs.12,minusLog-17.vs.18,minusLog-19.vs.20,minusLog-27.vs.28,minusLog-29.vs.30,minusLog-33.vs.34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0" calcext:value-type="float">
            <text:p>0</text:p>
          </table:table-cell>
          <table:table-cell office:value-type="float" office:value="58250001" calcext:value-type="float">
            <text:p>582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58250001" calcext:value-type="float">
            <text:p>58250001</text:p>
          </table:table-cell>
          <table:table-cell office:value-type="float" office:value="80500001" calcext:value-type="float">
            <text:p>805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5.vs.36,minusLog-3.vs.4,minusLog-5.vs.6,minusLog-7.vs.8,minusLog-9.vs.10,minusLog-e382-23.vs.e382-24,minusLog-e448-02.vs.e448-04,minusLog-e570-06.vs.e570-07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0500001" calcext:value-type="float">
            <text:p>80500001</text:p>
          </table:table-cell>
          <table:table-cell office:value-type="float" office:value="80650001" calcext:value-type="float">
            <text:p>806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0650001" calcext:value-type="float">
            <text:p>80650001</text:p>
          </table:table-cell>
          <table:table-cell office:value-type="float" office:value="80700001" calcext:value-type="float">
            <text:p>807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7.vs.18,minusLog-19.vs.20,minusLog-21.vs.22,minusLog-23.vs.24,minusLog-25.vs.26,minusLog-27.vs.28,minusLog-29.vs.30,minusLog-31.vs.32,minusLog-35.vs.36,minusLog-3.vs.4,minusLog-5.vs.6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0700001" calcext:value-type="float">
            <text:p>80700001</text:p>
          </table:table-cell>
          <table:table-cell office:value-type="float" office:value="80900001" calcext:value-type="float">
            <text:p>809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9.vs.20,minusLog-21.vs.22,minusLog-23.vs.24,minusLog-25.vs.26,minusLog-27.vs.28,minusLog-29.vs.30,minusLog-35.vs.36,minusLog-3.vs.4,minusLog-5.vs.6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0900001" calcext:value-type="float">
            <text:p>80900001</text:p>
          </table:table-cell>
          <table:table-cell office:value-type="float" office:value="81000001" calcext:value-type="float">
            <text:p>810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usLog-11.vs.12,minusLog-13.vs.14,minusLog-19.vs.20,minusLog-21.vs.22,minusLog-23.vs.24,minusLog-25.vs.26,minusLog-27.vs.28,minusLog-29.vs.30,minusLog-35.vs.36,minusLog-3.vs.4,minusLog-5.vs.6,minusLog-7.vs.8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1000001" calcext:value-type="float">
            <text:p>81000001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3.vs.14,minusLog-19.vs.20,minusLog-23.vs.24,minusLog-29.vs.30,minusLog-35.vs.36,minusLog-3.vs.4,minusLog-5.vs.6,minusLog-7.vs.8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81100001" calcext:value-type="float">
            <text:p>811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usLog-19.vs.20,minusLog-29.vs.30,minusLog-35.vs.36,minusLog-5.vs.6,minusLog-7.vs.8,minusLog-e570-06.vs.e570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0" calcext:value-type="float">
            <text:p>0</text:p>
          </table:table-cell>
          <table:table-cell office:value-type="float" office:value="15350001" calcext:value-type="float">
            <text:p>153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15350001" calcext:value-type="float">
            <text:p>15350001</text:p>
          </table:table-cell>
          <table:table-cell office:value-type="float" office:value="77650001" calcext:value-type="float">
            <text:p>776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650001" calcext:value-type="float">
            <text:p>77650001</text:p>
          </table:table-cell>
          <table:table-cell office:value-type="float" office:value="77750001" calcext:value-type="float">
            <text:p>777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750001" calcext:value-type="float">
            <text:p>77750001</text:p>
          </table:table-cell>
          <table:table-cell office:value-type="float" office:value="77800001" calcext:value-type="float">
            <text:p>778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9.vs.30,minusLog-33.vs.34,minusLog-35.vs.36,minusLog-3.vs.4,minusLog-5.vs.6,minusLog-7.vs.8,minusLog-9.vs.10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800001" calcext:value-type="float">
            <text:p>77800001</text:p>
          </table:table-cell>
          <table:table-cell office:value-type="float" office:value="77850001" calcext:value-type="float">
            <text:p>778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5.vs.16,minusLog-21.vs.22,minusLog-23.vs.24,minusLog-25.vs.26,minusLog-29.vs.30,minusLog-33.vs.34,minusLog-35.vs.36,minusLog-3.vs.4,minusLog-5.vs.6,minusLog-7.vs.8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850001" calcext:value-type="float">
            <text:p>77850001</text:p>
          </table:table-cell>
          <table:table-cell office:value-type="float" office:value="77900001" calcext:value-type="float">
            <text:p>779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3.vs.14,minusLog-15.vs.16,minusLog-21.vs.22,minusLog-23.vs.24,minusLog-29.vs.30,minusLog-33.vs.34,minusLog-35.vs.36,minusLog-3.vs.4,minusLog-7.vs.8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900001" calcext:value-type="float">
            <text:p>77900001</text:p>
          </table:table-cell>
          <table:table-cell office:value-type="float" office:value="77950001" calcext:value-type="float">
            <text:p>7795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usLog-23.vs.24,minusLog-33.vs.34,minusLog-35.vs.36,minusLog-7.vs.8,minusLog-e570-06.vs.e570-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950001" calcext:value-type="float">
            <text:p>77950001</text:p>
          </table:table-cell>
          <table:table-cell office:value-type="float" office:value="78000001" calcext:value-type="float">
            <text:p>780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Log-33.vs.34,min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0" calcext:value-type="float">
            <text:p>0</text:p>
          </table:table-cell>
          <table:table-cell office:value-type="float" office:value="40350001" calcext:value-type="float">
            <text:p>403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0350001" calcext:value-type="float">
            <text:p>40350001</text:p>
          </table:table-cell>
          <table:table-cell office:value-type="float" office:value="58400001" calcext:value-type="float">
            <text:p>584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400001" calcext:value-type="float">
            <text:p>58400001</text:p>
          </table:table-cell>
          <table:table-cell office:value-type="float" office:value="58700001" calcext:value-type="float">
            <text:p>587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7.vs.28,minusLog-29.vs.30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700001" calcext:value-type="float">
            <text:p>58700001</text:p>
          </table:table-cell>
          <table:table-cell office:value-type="float" office:value="58800001" calcext:value-type="float">
            <text:p>588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7.vs.18,minusLog-19.vs.20,minusLog-1.vs.2,minusLog-21.vs.22,minusLog-25.vs.26,minusLog-29.vs.30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800001" calcext:value-type="float">
            <text:p>58800001</text:p>
          </table:table-cell>
          <table:table-cell office:value-type="float" office:value="58850001" calcext:value-type="float">
            <text:p>588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7.vs.18,minusLog-19.vs.20,minusLog-1.vs.2,minusLog-21.vs.22,minusLog-25.vs.26,minusLog-29.vs.30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850001" calcext:value-type="float">
            <text:p>58850001</text:p>
          </table:table-cell>
          <table:table-cell office:value-type="float" office:value="58900001" calcext:value-type="float">
            <text:p>589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7.vs.18,minusLog-19.vs.20,minusLog-1.vs.2,minusLog-21.vs.22,minusLog-25.vs.26,minusLog-29.vs.30,minusLog-33.vs.34,minusLog-35.vs.36,minusLog-3.vs.4,minusLog-5.vs.6,minusLog-9.vs.10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900001" calcext:value-type="float">
            <text:p>58900001</text:p>
          </table:table-cell>
          <table:table-cell office:value-type="float" office:value="58950001" calcext:value-type="float">
            <text:p>5895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1.vs.12,minusLog-17.vs.18,minusLog-19.vs.20,minusLog-21.vs.22,minusLog-25.vs.26,minusLog-33.vs.34,minusLog-35.vs.36,minusLog-3.vs.4,minusLog-5.vs.6,minusLog-9.vs.10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950001" calcext:value-type="float">
            <text:p>58950001</text:p>
          </table:table-cell>
          <table:table-cell office:value-type="float" office:value="59000001" calcext:value-type="float">
            <text:p>590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1.vs.12,minusLog-19.vs.20,minusLog-21.vs.22,minusLog-25.vs.26,minusLog-33.vs.34,minusLog-35.vs.36,minusLog-5.vs.6,minusLog-9.vs.10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9000001" calcext:value-type="float">
            <text:p>59000001</text:p>
          </table:table-cell>
          <table:table-cell office:value-type="float" office:value="59050001" calcext:value-type="float">
            <text:p>5905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usLog-11.vs.12,minusLog-19.vs.20,minusLog-21.vs.22,minusLog-33.vs.34,minusLog-35.vs.36,minusLog-5.vs.6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0" calcext:value-type="float">
            <text:p>0</text:p>
          </table:table-cell>
          <table:table-cell office:value-type="float" office:value="242700001" calcext:value-type="float">
            <text:p>2427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700001" calcext:value-type="float">
            <text:p>242700001</text:p>
          </table:table-cell>
          <table:table-cell office:value-type="float" office:value="242750001" calcext:value-type="float">
            <text:p>2427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750001" calcext:value-type="float">
            <text:p>242750001</text:p>
          </table:table-cell>
          <table:table-cell office:value-type="float" office:value="242800001" calcext:value-type="float">
            <text:p>2428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800001" calcext:value-type="float">
            <text:p>242800001</text:p>
          </table:table-cell>
          <table:table-cell office:value-type="float" office:value="242950001" calcext:value-type="float">
            <text:p>2429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5.vs.16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950001" calcext:value-type="float">
            <text:p>242950001</text:p>
          </table:table-cell>
          <table:table-cell office:value-type="float" office:value="243000001" calcext:value-type="float">
            <text:p>2430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5.vs.16,minusLog-19.vs.20,minusLog-23.vs.24,minusLog-25.vs.26,minusLog-27.vs.28,minusLog-29.vs.30,minusLog-31.vs.32,minusLog-33.vs.34,minusLog-35.vs.36,minusLog-3.vs.4,minusLog-5.vs.6,minusLog-7.vs.8,minusLog-9.vs.10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3000001" calcext:value-type="float">
            <text:p>243000001</text:p>
          </table:table-cell>
          <table:table-cell office:value-type="float" office:value="243050001" calcext:value-type="float">
            <text:p>24305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5.vs.16,minusLog-23.vs.24,minusLog-25.vs.26,minusLog-27.vs.28,minusLog-33.vs.34,minusLog-35.vs.36,minusLog-3.vs.4,minusLog-5.vs.6,minusLog-7.vs.8,minusLog-9.vs.10,minusLog-e448-02.vs.e448-04,minusLog-e570-06.vs.e570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0" calcext:value-type="float">
            <text:p>0</text:p>
          </table:table-cell>
          <table:table-cell office:value-type="float" office:value="61950001" calcext:value-type="float">
            <text:p>619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1950001" calcext:value-type="float">
            <text:p>61950001</text:p>
          </table:table-cell>
          <table:table-cell office:value-type="float" office:value="62150001" calcext:value-type="float">
            <text:p>621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150001" calcext:value-type="float">
            <text:p>62150001</text:p>
          </table:table-cell>
          <table:table-cell office:value-type="float" office:value="62400001" calcext:value-type="float">
            <text:p>624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400001" calcext:value-type="float">
            <text:p>62400001</text:p>
          </table:table-cell>
          <table:table-cell office:value-type="float" office:value="62550001" calcext:value-type="float">
            <text:p>625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3.vs.14,minusLog-15.vs.16,minusLog-17.vs.18,minusLog-19.vs.20,minusLog-21.vs.22,minusLog-23.vs.24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550001" calcext:value-type="float">
            <text:p>62550001</text:p>
          </table:table-cell>
          <table:table-cell office:value-type="float" office:value="62650001" calcext:value-type="float">
            <text:p>626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3.vs.14,minusLog-15.vs.16,minusLog-17.vs.18,minusLog-19.vs.20,minusLog-21.vs.22,minusLog-23.vs.24,minusLog-25.vs.26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650001" calcext:value-type="float">
            <text:p>62650001</text:p>
          </table:table-cell>
          <table:table-cell office:value-type="float" office:value="62700001" calcext:value-type="float">
            <text:p>627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nusLog-13.vs.14,minusLog-15.vs.16,minusLog-17.vs.18,minusLog-19.vs.20,minusLog-21.vs.22,minusLog-23.vs.24,minusLog-31.vs.32,minusLog-33.vs.34,minusLog-35.vs.36,minusLog-3.vs.4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700001" calcext:value-type="float">
            <text:p>62700001</text:p>
          </table:table-cell>
          <table:table-cell office:value-type="float" office:value="62750001" calcext:value-type="float">
            <text:p>627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3.vs.14,minusLog-15.vs.16,minusLog-17.vs.18,minusLog-19.vs.20,minusLog-21.vs.22,minusLog-23.vs.24,minusLog-33.vs.34,minusLog-35.vs.36,minusLog-3.vs.4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750001" calcext:value-type="float">
            <text:p>62750001</text:p>
          </table:table-cell>
          <table:table-cell office:value-type="float" office:value="62800001" calcext:value-type="float">
            <text:p>628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3.vs.14,minusLog-15.vs.16,minusLog-17.vs.18,minusLog-19.vs.20,minusLog-21.vs.22,minusLog-23.vs.24,minusLog-33.vs.34,minusLog-35.vs.36,minusLog-3.vs.4,minusLog-9.vs.10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800001" calcext:value-type="float">
            <text:p>62800001</text:p>
          </table:table-cell>
          <table:table-cell office:value-type="float" office:value="62850001" calcext:value-type="float">
            <text:p>628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3.vs.14,minusLog-15.vs.16,minusLog-17.vs.18,minusLog-19.vs.20,minusLog-21.vs.22,minusLog-35.vs.36,minusLog-3.vs.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850001" calcext:value-type="float">
            <text:p>62850001</text:p>
          </table:table-cell>
          <table:table-cell office:value-type="float" office:value="62900001" calcext:value-type="float">
            <text:p>629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usLog-17.vs.18,minusLog-21.vs.22,minusLog-35.vs.36,minusLog-3.vs.4,minusLog-e448-02.vs.e448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900001" calcext:value-type="float">
            <text:p>62900001</text:p>
          </table:table-cell>
          <table:table-cell office:value-type="float" office:value="62950001" calcext:value-type="float">
            <text:p>629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0" calcext:value-type="float">
            <text:p>0</text:p>
          </table:table-cell>
          <table:table-cell office:value-type="float" office:value="47600001" calcext:value-type="float">
            <text:p>476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600001" calcext:value-type="float">
            <text:p>47600001</text:p>
          </table:table-cell>
          <table:table-cell office:value-type="float" office:value="47650001" calcext:value-type="float">
            <text:p>476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650001" calcext:value-type="float">
            <text:p>47650001</text:p>
          </table:table-cell>
          <table:table-cell office:value-type="float" office:value="47700001" calcext:value-type="float">
            <text:p>477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9.vs.30,minusLog-31.vs.32,minusLog-33.vs.34,minusLog-35.vs.36,minusLog-3.vs.4,minusLog-5.vs.6,minusLog-7.vs.8,minusLog-9.vs.10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700001" calcext:value-type="float">
            <text:p>47700001</text:p>
          </table:table-cell>
          <table:table-cell office:value-type="float" office:value="47750001" calcext:value-type="float">
            <text:p>477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7.vs.18,minusLog-19.vs.20,minusLog-1.vs.2,minusLog-21.vs.22,minusLog-25.vs.26,minusLog-29.vs.30,minusLog-31.vs.32,minusLog-33.vs.34,minusLog-35.vs.36,minusLog-3.vs.4,minusLog-5.vs.6,minusLog-7.vs.8,minusLog-9.vs.10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750001" calcext:value-type="float">
            <text:p>47750001</text:p>
          </table:table-cell>
          <table:table-cell office:value-type="float" office:value="47850001" calcext:value-type="float">
            <text:p>478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7.vs.18,minusLog-19.vs.20,minusLog-21.vs.22,minusLog-25.vs.26,minusLog-29.vs.30,minusLog-31.vs.32,minusLog-33.vs.34,minusLog-35.vs.36,minusLog-3.vs.4,minusLog-5.vs.6,minusLog-7.vs.8,minusLog-9.vs.10,minusLog-e448-02.vs.e448-0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850001" calcext:value-type="float">
            <text:p>47850001</text:p>
          </table:table-cell>
          <table:table-cell office:value-type="float" office:value="47900001" calcext:value-type="float">
            <text:p>479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7.vs.18,minusLog-19.vs.20,minusLog-21.vs.22,minusLog-25.vs.26,minusLog-29.vs.30,minusLog-33.vs.34,minusLog-35.vs.36,minusLog-3.vs.4,minusLog-5.vs.6,minusLog-7.vs.8,minusLog-9.vs.10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900001" calcext:value-type="float">
            <text:p>47900001</text:p>
          </table:table-cell>
          <table:table-cell office:value-type="float" office:value="47950001" calcext:value-type="float">
            <text:p>4795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usLog-11.vs.12,minusLog-13.vs.14,minusLog-17.vs.18,minusLog-19.vs.20,minusLog-21.vs.22,minusLog-25.vs.26,minusLog-33.vs.34,minusLog-35.vs.36,minusLog-3.vs.4,minusLog-5.vs.6,minusLog-7.vs.8,minusLog-9.vs.10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950001" calcext:value-type="float">
            <text:p>47950001</text:p>
          </table:table-cell>
          <table:table-cell office:value-type="float" office:value="48000001" calcext:value-type="float">
            <text:p>480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3.vs.14,minusLog-17.vs.18,minusLog-19.vs.20,minusLog-21.vs.22,minusLog-33.vs.34,minusLog-3.vs.4,minusLog-5.vs.6,minusLog-9.vs.10,min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8000001" calcext:value-type="float">
            <text:p>48000001</text:p>
          </table:table-cell>
          <table:table-cell office:value-type="float" office:value="48050001" calcext:value-type="float">
            <text:p>4805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usLog-13.vs.14,minusLog-17.vs.18,minusLog-21.vs.22,minusLog-3.vs.4,minusLog-5.vs.6,min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0" calcext:value-type="float">
            <text:p>0</text:p>
          </table:table-cell>
          <table:table-cell office:value-type="float" office:value="50100001" calcext:value-type="float">
            <text:p>501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100001" calcext:value-type="float">
            <text:p>50100001</text:p>
          </table:table-cell>
          <table:table-cell office:value-type="float" office:value="51050001" calcext:value-type="float">
            <text:p>510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1050001" calcext:value-type="float">
            <text:p>51050001</text:p>
          </table:table-cell>
          <table:table-cell office:value-type="float" office:value="51100001" calcext:value-type="float">
            <text:p>511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5.vs.6,minusLog-7.vs.8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1100001" calcext:value-type="float">
            <text:p>51100001</text:p>
          </table:table-cell>
          <table:table-cell office:value-type="float" office:value="51150001" calcext:value-type="float">
            <text:p>511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23.vs.24,minusLog-25.vs.26,minusLog-27.vs.28,minusLog-29.vs.30,minusLog-31.vs.32,minusLog-33.vs.34,minusLog-35.vs.36,minusLog-3.vs.4,minusLog-5.vs.6,minusLog-7.vs.8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1150001" calcext:value-type="float">
            <text:p>51150001</text:p>
          </table:table-cell>
          <table:table-cell office:value-type="float" office:value="51200001" calcext:value-type="float">
            <text:p>512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Log-33.vs.34,min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0" calcext:value-type="float">
            <text:p>0</text:p>
          </table:table-cell>
          <table:table-cell office:value-type="float" office:value="195350001" calcext:value-type="float">
            <text:p>1953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5350001" calcext:value-type="float">
            <text:p>195350001</text:p>
          </table:table-cell>
          <table:table-cell office:value-type="float" office:value="197200001" calcext:value-type="float">
            <text:p>1972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200001" calcext:value-type="float">
            <text:p>197200001</text:p>
          </table:table-cell>
          <table:table-cell office:value-type="float" office:value="197500001" calcext:value-type="float">
            <text:p>1975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500001" calcext:value-type="float">
            <text:p>197500001</text:p>
          </table:table-cell>
          <table:table-cell office:value-type="float" office:value="197700001" calcext:value-type="float">
            <text:p>1977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700001" calcext:value-type="float">
            <text:p>197700001</text:p>
          </table:table-cell>
          <table:table-cell office:value-type="float" office:value="197800001" calcext:value-type="float">
            <text:p>1978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9.vs.20,minusLog-21.vs.22,minusLog-23.vs.24,minusLog-25.vs.26,minusLog-27.vs.28,minusLog-29.vs.30,minusLog-33.vs.34,minusLog-35.vs.36,minusLog-3.vs.4,minusLog-5.vs.6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800001" calcext:value-type="float">
            <text:p>197800001</text:p>
          </table:table-cell>
          <table:table-cell office:value-type="float" office:value="197850001" calcext:value-type="float">
            <text:p>1978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9.vs.20,minusLog-23.vs.24,minusLog-25.vs.26,minusLog-27.vs.28,minusLog-29.vs.30,minusLog-33.vs.34,minusLog-35.vs.36,minusLog-3.vs.4,minusLog-5.vs.6,minusLog-9.vs.10,minusLog-e382-23.vs.e382-24,min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850001" calcext:value-type="float">
            <text:p>197850001</text:p>
          </table:table-cell>
          <table:table-cell office:value-type="float" office:value="197900001" calcext:value-type="float">
            <text:p>1979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1.vs.12,minusLog-19.vs.20,minusLog-25.vs.26,minusLog-27.vs.28,minusLog-29.vs.30,minusLog-33.vs.34,minusLog-35.vs.36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900001" calcext:value-type="float">
            <text:p>197900001</text:p>
          </table:table-cell>
          <table:table-cell office:value-type="float" office:value="197950001" calcext:value-type="float">
            <text:p>1979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33.vs.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0" calcext:value-type="float">
            <text:p>0</text:p>
          </table:table-cell>
          <table:table-cell office:value-type="float" office:value="190750001" calcext:value-type="float">
            <text:p>1907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750001" calcext:value-type="float">
            <text:p>190750001</text:p>
          </table:table-cell>
          <table:table-cell office:value-type="float" office:value="190850001" calcext:value-type="float">
            <text:p>1908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850001" calcext:value-type="float">
            <text:p>190850001</text:p>
          </table:table-cell>
          <table:table-cell office:value-type="float" office:value="190900001" calcext:value-type="float">
            <text:p>1909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900001" calcext:value-type="float">
            <text:p>190900001</text:p>
          </table:table-cell>
          <table:table-cell office:value-type="float" office:value="190950001" calcext:value-type="float">
            <text:p>1909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9.vs.20,minusLog-1.vs.2,minusLog-21.vs.22,minusLog-23.vs.24,minusLog-25.vs.26,minusLog-27.vs.28,minusLog-29.vs.30,minusLog-31.vs.32,minusLog-33.vs.34,minusLog-35.vs.36,minusLog-3.vs.4,minusLog-9.vs.10,minusLog-e382-23.vs.e382-2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0" calcext:value-type="float">
            <text:p>0</text:p>
          </table:table-cell>
          <table:table-cell office:value-type="float" office:value="180050001" calcext:value-type="float">
            <text:p>1800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050001" calcext:value-type="float">
            <text:p>180050001</text:p>
          </table:table-cell>
          <table:table-cell office:value-type="float" office:value="180150001" calcext:value-type="float">
            <text:p>1801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150001" calcext:value-type="float">
            <text:p>180150001</text:p>
          </table:table-cell>
          <table:table-cell office:value-type="float" office:value="180350001" calcext:value-type="float">
            <text:p>1803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9.vs.20,minusLog-1.vs.2,minusLog-21.vs.22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350001" calcext:value-type="float">
            <text:p>180350001</text:p>
          </table:table-cell>
          <table:table-cell office:value-type="float" office:value="180400001" calcext:value-type="float">
            <text:p>1804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9.vs.20,minusLog-1.vs.2,minusLog-21.vs.22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400001" calcext:value-type="float">
            <text:p>180400001</text:p>
          </table:table-cell>
          <table:table-cell office:value-type="float" office:value="180600001" calcext:value-type="float">
            <text:p>1806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9.vs.20,minusLog-21.vs.22,minusLog-25.vs.26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600001" calcext:value-type="float">
            <text:p>180600001</text:p>
          </table:table-cell>
          <table:table-cell office:value-type="float" office:value="180650001" calcext:value-type="float">
            <text:p>1806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5.vs.16,minusLog-19.vs.20,minusLog-21.vs.22,minusLog-25.vs.26,minusLog-29.vs.30,minusLog-31.vs.32,minusLog-33.vs.34,minusLog-35.vs.36,minusLog-3.vs.4,minusLog-5.vs.6,minusLog-7.vs.8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650001" calcext:value-type="float">
            <text:p>180650001</text:p>
          </table:table-cell>
          <table:table-cell office:value-type="float" office:value="180700001" calcext:value-type="float">
            <text:p>1807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5.vs.16,minusLog-19.vs.20,minusLog-21.vs.22,minusLog-25.vs.26,minusLog-29.vs.30,minusLog-33.vs.34,minusLog-35.vs.36,minusLog-3.vs.4,minusLog-7.vs.8,minusLog-e382-23.vs.e382-24,minusLog-e448-02.vs.e448-04,min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700001" calcext:value-type="float">
            <text:p>180700001</text:p>
          </table:table-cell>
          <table:table-cell office:value-type="float" office:value="180750001" calcext:value-type="float">
            <text:p>1807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usLog-11.vs.12,minusLog-15.vs.16,minusLog-21.vs.22,minusLog-25.vs.26,minusLog-33.vs.34,minusLog-3.vs.4,minusLog-7.vs.8,minusLog-e448-02.vs.e448-04,min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750001" calcext:value-type="float">
            <text:p>180750001</text:p>
          </table:table-cell>
          <table:table-cell office:value-type="float" office:value="180850001" calcext:value-type="float">
            <text:p>1808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sLog-7.vs.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0" calcext:value-type="float">
            <text:p>0</text:p>
          </table:table-cell>
          <table:table-cell office:value-type="float" office:value="170400001" calcext:value-type="float">
            <text:p>1704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400001" calcext:value-type="float">
            <text:p>170400001</text:p>
          </table:table-cell>
          <table:table-cell office:value-type="float" office:value="170700001" calcext:value-type="float">
            <text:p>1707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700001" calcext:value-type="float">
            <text:p>170700001</text:p>
          </table:table-cell>
          <table:table-cell office:value-type="float" office:value="170800001" calcext:value-type="float">
            <text:p>1708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800001" calcext:value-type="float">
            <text:p>170800001</text:p>
          </table:table-cell>
          <table:table-cell office:value-type="float" office:value="170900001" calcext:value-type="float">
            <text:p>1709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21.vs.22,minusLog-23.vs.24,minusLog-25.vs.26,minusLog-27.vs.28,minusLog-29.vs.30,minusLog-31.vs.32,minusLog-33.vs.34,minusLog-35.vs.36,minusLog-3.vs.4,minusLog-7.vs.8,minusLog-e382-23.vs.e382-24,minusLog-e448-02.vs.e448-04,min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900001" calcext:value-type="float">
            <text:p>170900001</text:p>
          </table:table-cell>
          <table:table-cell office:value-type="float" office:value="170950001" calcext:value-type="float">
            <text:p>1709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3.vs.14,minusLog-15.vs.16,minusLog-17.vs.18,minusLog-19.vs.20,minusLog-25.vs.26,minusLog-27.vs.28,minusLog-29.vs.30,minusLog-31.vs.32,minusLog-33.vs.34,minusLog-35.vs.36,minusLog-3.vs.4,minusLog-7.vs.8,minusLog-e382-23.vs.e382-24,min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950001" calcext:value-type="float">
            <text:p>170950001</text:p>
          </table:table-cell>
          <table:table-cell office:value-type="float" office:value="171000001" calcext:value-type="float">
            <text:p>1710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usLog-13.vs.14,minusLog-15.vs.16,minusLog-19.vs.20,minusLog-25.vs.26,minusLog-27.vs.28,minusLog-29.vs.30,minusLog-31.vs.32,minusLog-33.vs.34,minusLog-35.vs.36,minusLog-3.vs.4,minusLog-7.vs.8,minusLog-e382-23.vs.e382-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0" calcext:value-type="float">
            <text:p>0</text:p>
          </table:table-cell>
          <table:table-cell office:value-type="float" office:value="153750001" calcext:value-type="float">
            <text:p>1537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3750001" calcext:value-type="float">
            <text:p>153750001</text:p>
          </table:table-cell>
          <table:table-cell office:value-type="float" office:value="158550001" calcext:value-type="float">
            <text:p>1585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550001" calcext:value-type="float">
            <text:p>158550001</text:p>
          </table:table-cell>
          <table:table-cell office:value-type="float" office:value="158800001" calcext:value-type="float">
            <text:p>1588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e382-23.vs.e382-24,minusLog-e448-02.vs.e448-04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800001" calcext:value-type="float">
            <text:p>158800001</text:p>
          </table:table-cell>
          <table:table-cell office:value-type="float" office:value="158850001" calcext:value-type="float">
            <text:p>1588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9.vs.30,minusLog-31.vs.32,minusLog-33.vs.34,minusLog-35.vs.36,minusLog-3.vs.4,minusLog-5.vs.6,minusLog-7.vs.8,minusLog-e382-23.vs.e382-24,minusLog-e448-02.vs.e448-0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850001" calcext:value-type="float">
            <text:p>158850001</text:p>
          </table:table-cell>
          <table:table-cell office:value-type="float" office:value="158900001" calcext:value-type="float">
            <text:p>1589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usLog-11.vs.12,minusLog-13.vs.14,minusLog-17.vs.18,minusLog-19.vs.20,minusLog-1.vs.2,minusLog-21.vs.22,minusLog-23.vs.24,minusLog-25.vs.26,minusLog-29.vs.30,minusLog-31.vs.32,minusLog-33.vs.34,minusLog-35.vs.36,minusLog-3.vs.4,minusLog-7.vs.8,minusLog-e382-23.vs.e382-24,min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900001" calcext:value-type="float">
            <text:p>158900001</text:p>
          </table:table-cell>
          <table:table-cell office:value-type="float" office:value="158950001" calcext:value-type="float">
            <text:p>1589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1.vs.12,minusLog-13.vs.14,minusLog-17.vs.18,minusLog-19.vs.20,minusLog-1.vs.2,minusLog-21.vs.22,minusLog-25.vs.26,minusLog-29.vs.30,minusLog-31.vs.32,minusLog-35.vs.36,minusLog-3.vs.4,minusLog-7.vs.8,minusLog-e382-23.vs.e382-24,min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950001" calcext:value-type="float">
            <text:p>158950001</text:p>
          </table:table-cell>
          <table:table-cell office:value-type="float" office:value="159000001" calcext:value-type="float">
            <text:p>159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nusLog-11.vs.12,minusLog-17.vs.18,minusLog-19.vs.20,minusLog-1.vs.2,minusLog-21.vs.22,minusLog-25.vs.26,minusLog-29.vs.30,minusLog-31.vs.32,minusLog-35.vs.36,minusLog-3.vs.4,minusLog-7.vs.8,minusLog-e382-23.vs.e382-24,minusLog-e448-02.vs.e448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9000001" calcext:value-type="float">
            <text:p>159000001</text:p>
          </table:table-cell>
          <table:table-cell office:value-type="float" office:value="159050001" calcext:value-type="float">
            <text:p>15905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usLog-17.vs.18,minusLog-19.vs.20,minusLog-21.vs.22,minusLog-25.vs.26,minusLog-31.vs.32,minusLog-35.vs.36,minusLog-e382-23.vs.e382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0" calcext:value-type="float">
            <text:p>0</text:p>
          </table:table-cell>
          <table:table-cell office:value-type="float" office:value="145050001" calcext:value-type="float">
            <text:p>1450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5050001" calcext:value-type="float">
            <text:p>145050001</text:p>
          </table:table-cell>
          <table:table-cell office:value-type="float" office:value="145250001" calcext:value-type="float">
            <text:p>1452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5250001" calcext:value-type="float">
            <text:p>145250001</text:p>
          </table:table-cell>
          <table:table-cell office:value-type="float" office:value="145750001" calcext:value-type="float">
            <text:p>1457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5750001" calcext:value-type="float">
            <text:p>145750001</text:p>
          </table:table-cell>
          <table:table-cell office:value-type="float" office:value="146000001" calcext:value-type="float">
            <text:p>1460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9.vs.30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000001" calcext:value-type="float">
            <text:p>146000001</text:p>
          </table:table-cell>
          <table:table-cell office:value-type="float" office:value="146150001" calcext:value-type="float">
            <text:p>1461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31.vs.32,minusLog-33.vs.34,minusLog-35.vs.36,minusLog-3.vs.4,minusLog-7.vs.8,minusLog-9.vs.10,minusLog-e382-23.vs.e382-24,minusLog-e448-02.vs.e448-04,minusLog-e570-06.vs.e570-0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150001" calcext:value-type="float">
            <text:p>146150001</text:p>
          </table:table-cell>
          <table:table-cell office:value-type="float" office:value="146200001" calcext:value-type="float">
            <text:p>1462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usLog-11.vs.12,minusLog-19.vs.20,minusLog-1.vs.2,minusLog-23.vs.24,minusLog-33.vs.34,minusLog-35.vs.36,minusLog-3.vs.4,minusLog-7.vs.8,minusLog-9.vs.10,minusLog-e382-23.vs.e382-24,minusLog-e570-06.vs.e570-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200001" calcext:value-type="float">
            <text:p>146200001</text:p>
          </table:table-cell>
          <table:table-cell office:value-type="float" office:value="146250001" calcext:value-type="float">
            <text:p>14625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usLog-1.vs.2,minusLog-33.vs.34,minusLog-35.vs.36,minusLog-7.vs.8,minusLog-9.vs.10,minusLog-e382-23.vs.e382-24,minusLog-e570-06.vs.e570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250001" calcext:value-type="float">
            <text:p>146250001</text:p>
          </table:table-cell>
          <table:table-cell office:value-type="float" office:value="146300001" calcext:value-type="float">
            <text:p>1463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Log-33.vs.34,min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0" calcext:value-type="float">
            <text:p>0</text:p>
          </table:table-cell>
          <table:table-cell office:value-type="float" office:value="140800001" calcext:value-type="float">
            <text:p>1408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usLog-11.vs.12,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0800001" calcext:value-type="float">
            <text:p>140800001</text:p>
          </table:table-cell>
          <table:table-cell office:value-type="float" office:value="140900001" calcext:value-type="float">
            <text:p>1409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usLog-13.vs.14,minusLog-15.vs.16,minusLog-17.vs.18,minusLog-19.vs.20,minusLog-1.vs.2,minusLog-21.vs.22,minusLog-23.vs.24,minusLog-25.vs.26,minusLog-27.vs.28,minusLog-29.vs.30,minusLog-31.vs.32,minusLog-33.vs.34,minusLog-35.vs.36,minusLog-3.vs.4,minusLog-5.vs.6,minusLog-7.vs.8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0900001" calcext:value-type="float">
            <text:p>140900001</text:p>
          </table:table-cell>
          <table:table-cell office:value-type="float" office:value="140950001" calcext:value-type="float">
            <text:p>1409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usLog-13.vs.14,minusLog-15.vs.16,minusLog-17.vs.18,minusLog-19.vs.20,minusLog-1.vs.2,minusLog-21.vs.22,minusLog-25.vs.26,minusLog-27.vs.28,minusLog-29.vs.30,minusLog-31.vs.32,minusLog-33.vs.34,minusLog-35.vs.36,minusLog-3.vs.4,minusLog-5.vs.6,minusLog-9.vs.10,minusLog-e382-23.vs.e382-24,minusLog-e448-02.vs.e448-04,min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0950001" calcext:value-type="float">
            <text:p>140950001</text:p>
          </table:table-cell>
          <table:table-cell office:value-type="float" office:value="141000001" calcext:value-type="float">
            <text:p>1410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nusLog-13.vs.14,minusLog-15.vs.16,minusLog-17.vs.18,minusLog-19.vs.20,minusLog-1.vs.2,minusLog-21.vs.22,minusLog-25.vs.26,minusLog-27.vs.28,minusLog-29.vs.30,minusLog-31.vs.32,minusLog-33.vs.34,minusLog-35.vs.36,minusLog-3.vs.4,minusLog-e382-23.vs.e382-2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1000001" calcext:value-type="float">
            <text:p>141000001</text:p>
          </table:table-cell>
          <table:table-cell office:value-type="float" office:value="141050001" calcext:value-type="float">
            <text:p>14105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sLog-13.vs.14,minusLog-17.vs.18,minusLog-19.vs.20,minusLog-1.vs.2,minusLog-21.vs.22,minusLog-25.vs.26,minusLog-29.vs.30,minusLog-31.vs.32,minusLog-33.vs.34,minusLog-e382-23.vs.e382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1050001" calcext:value-type="float">
            <text:p>141050001</text:p>
          </table:table-cell>
          <table:table-cell office:value-type="float" office:value="141100001" calcext:value-type="float">
            <text:p>14110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usLog-13.vs.14,minusLog-19.vs.20,minusLog-31.vs.32,minusLog-33.vs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out_plu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chr1</text:p>
          </table:table-cell>
          <table:table-cell office:value-type="float" office:value="0" calcext:value-type="float">
            <text:p>0</text:p>
          </table:table-cell>
          <table:table-cell office:value-type="float" office:value="248850001" calcext:value-type="float">
            <text:p>2488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8850001" calcext:value-type="float">
            <text:p>248850001</text:p>
          </table:table-cell>
          <table:table-cell office:value-type="float" office:value="249100001" calcext:value-type="float">
            <text:p>2491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1.vs.2,plusLog-23.vs.24,plusLog-27.vs.28,plusLog-29.vs.30,plusLog-31.vs.32,plusLog-33.vs.34,plusLog-35.vs.36,plusLog-5.vs.6,plusLog-7.vs.8,plusLog-9.vs.10,plusLog-e382-23.vs.e382-24,plusLog-e448-02.vs.e448-04,plusLog-e570-06.vs.e570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9100001" calcext:value-type="float">
            <text:p>249100001</text:p>
          </table:table-cell>
          <table:table-cell office:value-type="float" office:value="249150001" calcext:value-type="float">
            <text:p>2491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3.vs.14,plusLog-15.vs.16,plusLog-17.vs.18,plusLog-19.vs.20,plusLog-1.vs.2,plusLog-23.vs.24,plusLog-27.vs.28,plusLog-29.vs.30,plusLog-31.vs.32,plusLog-33.vs.34,plusLog-35.vs.36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49150001" calcext:value-type="float">
            <text:p>249150001</text:p>
          </table:table-cell>
          <table:table-cell office:value-type="float" office:value="249200001" calcext:value-type="float">
            <text:p>2492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Log-33.vs.34,pl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0" calcext:value-type="float">
            <text:p>0</text:p>
          </table:table-cell>
          <table:table-cell office:value-type="float" office:value="130550001" calcext:value-type="float">
            <text:p>1305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0550001" calcext:value-type="float">
            <text:p>130550001</text:p>
          </table:table-cell>
          <table:table-cell office:value-type="float" office:value="135150001" calcext:value-type="float">
            <text:p>1351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150001" calcext:value-type="float">
            <text:p>135150001</text:p>
          </table:table-cell>
          <table:table-cell office:value-type="float" office:value="135350001" calcext:value-type="float">
            <text:p>1353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350001" calcext:value-type="float">
            <text:p>135350001</text:p>
          </table:table-cell>
          <table:table-cell office:value-type="float" office:value="135400001" calcext:value-type="float">
            <text:p>1354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9.vs.30,plusLog-31.vs.32,plusLog-33.vs.34,plusLog-35.vs.36,plusLog-3.vs.4,plusLog-5.vs.6,plusLog-9.vs.10,plusLog-e382-23.vs.e382-24,plusLog-e448-02.vs.e448-04,plusLog-e570-06.vs.e570-0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5400001" calcext:value-type="float">
            <text:p>135400001</text:p>
          </table:table-cell>
          <table:table-cell office:value-type="float" office:value="135450001" calcext:value-type="float">
            <text:p>1354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Log-13.vs.14,plusLog-15.vs.16,plusLog-21.vs.22,plusLog-31.vs.32,plusLog-33.vs.34,plusLog-35.vs.36,plusLog-3.vs.4,plusLog-5.vs.6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0" calcext:value-type="float">
            <text:p>0</text:p>
          </table:table-cell>
          <table:table-cell office:value-type="float" office:value="89750001" calcext:value-type="float">
            <text:p>897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89750001" calcext:value-type="float">
            <text:p>89750001</text:p>
          </table:table-cell>
          <table:table-cell office:value-type="float" office:value="89800001" calcext:value-type="float">
            <text:p>898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89800001" calcext:value-type="float">
            <text:p>89800001</text:p>
          </table:table-cell>
          <table:table-cell office:value-type="float" office:value="109850001" calcext:value-type="float">
            <text:p>1098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21.vs.22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09850001" calcext:value-type="float">
            <text:p>109850001</text:p>
          </table:table-cell>
          <table:table-cell office:value-type="float" office:value="128100001" calcext:value-type="float">
            <text:p>1281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21.vs.22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28100001" calcext:value-type="float">
            <text:p>128100001</text:p>
          </table:table-cell>
          <table:table-cell office:value-type="float" office:value="134600001" calcext:value-type="float">
            <text:p>1346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7.vs.18,plusLog-19.vs.20,plusLog-21.vs.22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600001" calcext:value-type="float">
            <text:p>134600001</text:p>
          </table:table-cell>
          <table:table-cell office:value-type="float" office:value="134650001" calcext:value-type="float">
            <text:p>1346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1.vs.12,plusLog-13.vs.14,plusLog-17.vs.18,plusLog-19.vs.20,plusLog-21.vs.22,plusLog-25.vs.26,plusLog-29.vs.30,plusLog-31.vs.32,plusLog-33.vs.34,plusLog-35.vs.36,plusLog-3.vs.4,plusLog-5.vs.6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650001" calcext:value-type="float">
            <text:p>134650001</text:p>
          </table:table-cell>
          <table:table-cell office:value-type="float" office:value="134700001" calcext:value-type="float">
            <text:p>1347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1.vs.12,plusLog-13.vs.14,plusLog-17.vs.18,plusLog-19.vs.20,plusLog-21.vs.22,plusLog-29.vs.30,plusLog-31.vs.32,plusLog-33.vs.34,plusLog-35.vs.36,plusLog-3.vs.4,plusLog-5.vs.6,plusLog-9.vs.10,plusLog-e382-23.vs.e382-24,pl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700001" calcext:value-type="float">
            <text:p>134700001</text:p>
          </table:table-cell>
          <table:table-cell office:value-type="float" office:value="134850001" calcext:value-type="float">
            <text:p>13485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lusLog-11.vs.12,plusLog-13.vs.14,plusLog-17.vs.18,plusLog-19.vs.20,plusLog-21.vs.22,plusLog-31.vs.32,plusLog-33.vs.34,plusLog-35.vs.36,plusLog-3.vs.4,plusLog-5.vs.6,plusLog-9.vs.10,plusLog-e382-23.vs.e382-24,pl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34850001" calcext:value-type="float">
            <text:p>134850001</text:p>
          </table:table-cell>
          <table:table-cell office:value-type="float" office:value="134900001" calcext:value-type="float">
            <text:p>1349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Log-33.vs.34,pl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0" calcext:value-type="float">
            <text:p>0</text:p>
          </table:table-cell>
          <table:table-cell office:value-type="float" office:value="74300001" calcext:value-type="float">
            <text:p>743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74300001" calcext:value-type="float">
            <text:p>74300001</text:p>
          </table:table-cell>
          <table:table-cell office:value-type="float" office:value="129900001" calcext:value-type="float">
            <text:p>1299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29900001" calcext:value-type="float">
            <text:p>129900001</text:p>
          </table:table-cell>
          <table:table-cell office:value-type="float" office:value="133350001" calcext:value-type="float">
            <text:p>1333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350001" calcext:value-type="float">
            <text:p>133350001</text:p>
          </table:table-cell>
          <table:table-cell office:value-type="float" office:value="133650001" calcext:value-type="float">
            <text:p>1336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21.vs.22,plusLog-23.vs.24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650001" calcext:value-type="float">
            <text:p>133650001</text:p>
          </table:table-cell>
          <table:table-cell office:value-type="float" office:value="133700001" calcext:value-type="float">
            <text:p>1337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1.vs.12,plusLog-13.vs.14,plusLog-15.vs.16,plusLog-17.vs.18,plusLog-19.vs.20,plusLog-23.vs.24,plusLog-29.vs.30,plusLog-31.vs.32,plusLog-33.vs.34,plusLog-35.vs.36,plusLog-5.vs.6,plusLog-7.vs.8,plusLog-9.vs.10,plusLog-e448-02.vs.e448-0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700001" calcext:value-type="float">
            <text:p>133700001</text:p>
          </table:table-cell>
          <table:table-cell office:value-type="float" office:value="133750001" calcext:value-type="float">
            <text:p>1337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sLog-13.vs.14,plusLog-15.vs.16,plusLog-17.vs.18,plusLog-19.vs.20,plusLog-23.vs.24,plusLog-33.vs.34,plusLog-35.vs.36,plusLog-5.vs.6,plusLog-7.vs.8,plusLog-9.vs.10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750001" calcext:value-type="float">
            <text:p>133750001</text:p>
          </table:table-cell>
          <table:table-cell office:value-type="float" office:value="133800001" calcext:value-type="float">
            <text:p>1338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3.vs.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0" calcext:value-type="float">
            <text:p>0</text:p>
          </table:table-cell>
          <table:table-cell office:value-type="float" office:value="43800001" calcext:value-type="float">
            <text:p>438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43800001" calcext:value-type="float">
            <text:p>43800001</text:p>
          </table:table-cell>
          <table:table-cell office:value-type="float" office:value="53100001" calcext:value-type="float">
            <text:p>531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3.vs.14,plusLog-15.vs.16,plusLog-17.vs.18,plusLog-19.vs.20,plusLog-21.vs.22,plusLog-23.vs.24,plusLog-25.vs.26,plusLog-27.vs.28,plusLog-29.vs.30,plusLog-31.vs.32,plusLog-33.vs.34,plusLog-35.vs.36,plusLog-3.vs.4,plusLog-5.vs.6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53100001" calcext:value-type="float">
            <text:p>53100001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3.vs.14,plusLog-15.vs.16,plusLog-17.vs.18,plusLog-19.vs.20,plusLog-21.vs.22,plusLog-23.vs.24,plusLog-25.vs.26,plusLog-27.vs.28,plusLog-29.vs.30,plusLog-31.vs.32,plusLog-35.vs.36,plusLog-3.vs.4,plusLog-5.vs.6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111150001" calcext:value-type="float">
            <text:p>1111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3.vs.14,plusLog-15.vs.16,plusLog-17.vs.18,plusLog-19.vs.20,plusLog-21.vs.22,plusLog-23.vs.24,plusLog-25.vs.26,plusLog-29.vs.30,plusLog-31.vs.32,plusLog-35.vs.36,plusLog-3.vs.4,plusLog-5.vs.6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1150001" calcext:value-type="float">
            <text:p>111150001</text:p>
          </table:table-cell>
          <table:table-cell office:value-type="float" office:value="113950001" calcext:value-type="float">
            <text:p>11395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3.vs.14,plusLog-15.vs.16,plusLog-17.vs.18,plusLog-19.vs.20,plusLog-21.vs.22,plusLog-23.vs.24,plusLog-25.vs.26,plusLog-29.vs.30,plusLog-31.vs.32,plusLog-35.vs.36,plusLog-3.vs.4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3950001" calcext:value-type="float">
            <text:p>113950001</text:p>
          </table:table-cell>
          <table:table-cell office:value-type="float" office:value="114950001" calcext:value-type="float">
            <text:p>1149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3.vs.14,plusLog-15.vs.16,plusLog-17.vs.18,plusLog-19.vs.20,plusLog-21.vs.22,plusLog-25.vs.26,plusLog-29.vs.30,plusLog-31.vs.32,plusLog-35.vs.36,plusLog-3.vs.4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4950001" calcext:value-type="float">
            <text:p>114950001</text:p>
          </table:table-cell>
          <table:table-cell office:value-type="float" office:value="115000001" calcext:value-type="float">
            <text:p>1150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Log-13.vs.14,plusLog-15.vs.16,plusLog-17.vs.18,plusLog-19.vs.20,plusLog-21.vs.22,plusLog-25.vs.26,plusLog-29.vs.30,plusLog-31.vs.32,plusLog-35.vs.36,plusLog-3.vs.4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5000001" calcext:value-type="float">
            <text:p>115000001</text:p>
          </table:table-cell>
          <table:table-cell office:value-type="float" office:value="115050001" calcext:value-type="float">
            <text:p>11505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usLog-13.vs.14,plusLog-15.vs.16,plusLog-17.vs.18,plusLog-19.vs.20,plusLog-21.vs.22,plusLog-29.vs.30,plusLog-35.vs.36,plusLog-3.vs.4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5050001" calcext:value-type="float">
            <text:p>115050001</text:p>
          </table:table-cell>
          <table:table-cell office:value-type="float" office:value="115100001" calcext:value-type="float">
            <text:p>1151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0" calcext:value-type="float">
            <text:p>0</text:p>
          </table:table-cell>
          <table:table-cell office:value-type="float" office:value="103950001" calcext:value-type="float">
            <text:p>1039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3950001" calcext:value-type="float">
            <text:p>103950001</text:p>
          </table:table-cell>
          <table:table-cell office:value-type="float" office:value="106100001" calcext:value-type="float">
            <text:p>1061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448-02.vs.e448-04,plusLog-e570-06.vs.e570-07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100001" calcext:value-type="float">
            <text:p>106100001</text:p>
          </table:table-cell>
          <table:table-cell office:value-type="float" office:value="106200001" calcext:value-type="float">
            <text:p>1062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5.vs.16,plusLog-17.vs.18,plusLog-19.vs.20,plusLog-1.vs.2,plusLog-21.vs.22,plusLog-23.vs.24,plusLog-25.vs.26,plusLog-27.vs.28,plusLog-29.vs.30,plusLog-31.vs.32,plusLog-33.vs.34,plusLog-35.vs.36,plusLog-3.vs.4,plusLog-5.vs.6,plusLog-7.vs.8,plusLog-9.vs.10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200001" calcext:value-type="float">
            <text:p>106200001</text:p>
          </table:table-cell>
          <table:table-cell office:value-type="float" office:value="106600001" calcext:value-type="float">
            <text:p>1066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5.vs.16,plusLog-17.vs.18,plusLog-19.vs.20,plusLog-1.vs.2,plusLog-23.vs.24,plusLog-25.vs.26,plusLog-27.vs.28,plusLog-29.vs.30,plusLog-31.vs.32,plusLog-33.vs.34,plusLog-35.vs.36,plusLog-3.vs.4,plusLog-5.vs.6,plusLog-7.vs.8,plusLog-9.vs.10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600001" calcext:value-type="float">
            <text:p>106600001</text:p>
          </table:table-cell>
          <table:table-cell office:value-type="float" office:value="107100001" calcext:value-type="float">
            <text:p>1071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5.vs.16,plusLog-17.vs.18,plusLog-1.vs.2,plusLog-23.vs.24,plusLog-25.vs.26,plusLog-27.vs.28,plusLog-29.vs.30,plusLog-31.vs.32,plusLog-33.vs.34,plusLog-35.vs.36,plusLog-3.vs.4,plusLog-5.vs.6,plusLog-7.vs.8,plusLog-9.vs.10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100001" calcext:value-type="float">
            <text:p>107100001</text:p>
          </table:table-cell>
          <table:table-cell office:value-type="float" office:value="107150001" calcext:value-type="float">
            <text:p>10715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1.vs.12,plusLog-15.vs.16,plusLog-17.vs.18,plusLog-1.vs.2,plusLog-23.vs.24,plusLog-25.vs.26,plusLog-27.vs.28,plusLog-29.vs.30,plusLog-31.vs.32,plusLog-33.vs.34,plusLog-35.vs.36,plusLog-5.vs.6,plusLog-7.vs.8,plusLog-9.vs.10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150001" calcext:value-type="float">
            <text:p>107150001</text:p>
          </table:table-cell>
          <table:table-cell office:value-type="float" office:value="107200001" calcext:value-type="float">
            <text:p>1072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1.vs.12,plusLog-15.vs.16,plusLog-1.vs.2,plusLog-23.vs.24,plusLog-25.vs.26,plusLog-27.vs.28,plusLog-29.vs.30,plusLog-31.vs.32,plusLog-33.vs.34,plusLog-35.vs.36,plusLog-5.vs.6,plusLog-7.vs.8,plusLog-9.vs.10,plusLog-e448-02.vs.e448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7200001" calcext:value-type="float">
            <text:p>107200001</text:p>
          </table:table-cell>
          <table:table-cell office:value-type="float" office:value="107250001" calcext:value-type="float">
            <text:p>1072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3.vs.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0" calcext:value-type="float">
            <text:p>0</text:p>
          </table:table-cell>
          <table:table-cell office:value-type="float" office:value="82650001" calcext:value-type="float">
            <text:p>826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82650001" calcext:value-type="float">
            <text:p>82650001</text:p>
          </table:table-cell>
          <table:table-cell office:value-type="float" office:value="102100001" calcext:value-type="float">
            <text:p>1021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100001" calcext:value-type="float">
            <text:p>102100001</text:p>
          </table:table-cell>
          <table:table-cell office:value-type="float" office:value="102200001" calcext:value-type="float">
            <text:p>1022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200001" calcext:value-type="float">
            <text:p>102200001</text:p>
          </table:table-cell>
          <table:table-cell office:value-type="float" office:value="102250001" calcext:value-type="float">
            <text:p>1022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23.vs.24,plusLog-25.vs.26,plusLog-27.vs.28,plusLog-29.vs.30,plusLog-31.vs.32,plusLog-33.vs.34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250001" calcext:value-type="float">
            <text:p>102250001</text:p>
          </table:table-cell>
          <table:table-cell office:value-type="float" office:value="102350001" calcext:value-type="float">
            <text:p>1023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5.vs.16,plusLog-17.vs.18,plusLog-19.vs.20,plusLog-23.vs.24,plusLog-25.vs.26,plusLog-27.vs.28,plusLog-31.vs.32,plusLog-33.vs.34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350001" calcext:value-type="float">
            <text:p>102350001</text:p>
          </table:table-cell>
          <table:table-cell office:value-type="float" office:value="102400001" calcext:value-type="float">
            <text:p>1024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1.vs.12,plusLog-13.vs.14,plusLog-17.vs.18,plusLog-19.vs.20,plusLog-23.vs.24,plusLog-27.vs.28,plusLog-33.vs.34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102400001" calcext:value-type="float">
            <text:p>102400001</text:p>
          </table:table-cell>
          <table:table-cell office:value-type="float" office:value="102450001" calcext:value-type="float">
            <text:p>1024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Log-11.vs.12,plusLog-13.vs.14,plusLog-19.vs.20,plusLog-23.vs.24,plusLog-27.vs.28,plusLog-33.vs.34,plusLog-5.vs.6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0" calcext:value-type="float">
            <text:p>0</text:p>
          </table:table-cell>
          <table:table-cell office:value-type="float" office:value="71150001" calcext:value-type="float">
            <text:p>711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71150001" calcext:value-type="float">
            <text:p>71150001</text:p>
          </table:table-cell>
          <table:table-cell office:value-type="float" office:value="90000001" calcext:value-type="float">
            <text:p>900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000001" calcext:value-type="float">
            <text:p>90000001</text:p>
          </table:table-cell>
          <table:table-cell office:value-type="float" office:value="90150001" calcext:value-type="float">
            <text:p>901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9.vs.20,plusLog-1.vs.2,plusLog-21.vs.22,plusLog-23.vs.24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150001" calcext:value-type="float">
            <text:p>90150001</text:p>
          </table:table-cell>
          <table:table-cell office:value-type="float" office:value="90200001" calcext:value-type="float">
            <text:p>9020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3.vs.14,plusLog-15.vs.16,plusLog-1.vs.2,plusLog-21.vs.22,plusLog-23.vs.24,plusLog-25.vs.26,plusLog-31.vs.32,plusLog-33.vs.34,plusLog-35.vs.36,plusLog-3.vs.4,plusLog-5.vs.6,plusLog-7.vs.8,plusLog-9.vs.10,plusLog-e382-23.vs.e382-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0200001" calcext:value-type="float">
            <text:p>90200001</text:p>
          </table:table-cell>
          <table:table-cell office:value-type="float" office:value="90250001" calcext:value-type="float">
            <text:p>9025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Log-33.vs.34,pl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0" calcext:value-type="float">
            <text:p>0</text:p>
          </table:table-cell>
          <table:table-cell office:value-type="float" office:value="77600001" calcext:value-type="float">
            <text:p>776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7600001" calcext:value-type="float">
            <text:p>77600001</text:p>
          </table:table-cell>
          <table:table-cell office:value-type="float" office:value="80700001" calcext:value-type="float">
            <text:p>807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7.vs.8,plusLog-9.vs.10,plusLog-e382-23.vs.e382-24,plusLog-e448-02.vs.e448-04,plusLog-e570-06.vs.e570-0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0700001" calcext:value-type="float">
            <text:p>80700001</text:p>
          </table:table-cell>
          <table:table-cell office:value-type="float" office:value="81000001" calcext:value-type="float">
            <text:p>810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7.vs.8,plusLog-9.vs.10,plusLog-e382-23.vs.e382-24,plusLog-e448-02.vs.e448-0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1000001" calcext:value-type="float">
            <text:p>81000001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.vs.2,plusLog-21.vs.22,plusLog-23.vs.24,plusLog-25.vs.26,plusLog-27.vs.28,plusLog-29.vs.30,plusLog-31.vs.32,plusLog-33.vs.34,plusLog-35.vs.36,plusLog-3.vs.4,plusLog-7.vs.8,plusLog-9.vs.10,plusLog-e382-23.vs.e382-24,plusLog-e448-02.vs.e448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81050001" calcext:value-type="float">
            <text:p>81050001</text:p>
          </table:table-cell>
          <table:table-cell office:value-type="float" office:value="81100001" calcext:value-type="float">
            <text:p>811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1.vs.12,plusLog-13.vs.14,plusLog-15.vs.16,plusLog-17.vs.18,plusLog-1.vs.2,plusLog-21.vs.22,plusLog-23.vs.24,plusLog-25.vs.26,plusLog-27.vs.28,plusLog-31.vs.32,plusLog-33.vs.34,plusLog-3.vs.4,plusLog-9.vs.10,plusLog-e382-23.vs.e382-24,plusLog-e448-02.vs.e448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0" calcext:value-type="float">
            <text:p>0</text:p>
          </table:table-cell>
          <table:table-cell office:value-type="float" office:value="77800001" calcext:value-type="float">
            <text:p>778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800001" calcext:value-type="float">
            <text:p>77800001</text:p>
          </table:table-cell>
          <table:table-cell office:value-type="float" office:value="77900001" calcext:value-type="float">
            <text:p>779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77900001" calcext:value-type="float">
            <text:p>77900001</text:p>
          </table:table-cell>
          <table:table-cell office:value-type="float" office:value="77950001" calcext:value-type="float">
            <text:p>779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5.vs.16,plusLog-17.vs.18,plusLog-19.vs.20,plusLog-1.vs.2,plusLog-21.vs.22,plusLog-25.vs.26,plusLog-27.vs.28,plusLog-29.vs.30,plusLog-31.vs.32,plusLog-33.vs.34,plusLog-3.vs.4,plusLog-5.vs.6,plusLog-9.vs.10,plusLog-e382-23.vs.e382-24,plusLog-e448-02.vs.e448-0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0" calcext:value-type="float">
            <text:p>0</text:p>
          </table:table-cell>
          <table:table-cell office:value-type="float" office:value="55950001" calcext:value-type="float">
            <text:p>559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5950001" calcext:value-type="float">
            <text:p>55950001</text:p>
          </table:table-cell>
          <table:table-cell office:value-type="float" office:value="58350001" calcext:value-type="float">
            <text:p>583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350001" calcext:value-type="float">
            <text:p>58350001</text:p>
          </table:table-cell>
          <table:table-cell office:value-type="float" office:value="58900001" calcext:value-type="float">
            <text:p>589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3.vs.34,plusLog-35.vs.36,plusLog-3.vs.4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900001" calcext:value-type="float">
            <text:p>58900001</text:p>
          </table:table-cell>
          <table:table-cell office:value-type="float" office:value="58950001" calcext:value-type="float">
            <text:p>589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3.vs.34,plusLog-3.vs.4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950001" calcext:value-type="float">
            <text:p>58950001</text:p>
          </table:table-cell>
          <table:table-cell office:value-type="float" office:value="59000001" calcext:value-type="float">
            <text:p>59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3.vs.34,plusLog-3.vs.4,plusLog-7.vs.8,plusLog-9.vs.10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9000001" calcext:value-type="float">
            <text:p>59000001</text:p>
          </table:table-cell>
          <table:table-cell office:value-type="float" office:value="59050001" calcext:value-type="float">
            <text:p>590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3.vs.14,plusLog-15.vs.16,plusLog-17.vs.18,plusLog-1.vs.2,plusLog-23.vs.24,plusLog-25.vs.26,plusLog-27.vs.28,plusLog-29.vs.30,plusLog-31.vs.32,plusLog-3.vs.4,plusLog-7.vs.8,plusLog-9.vs.10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0" calcext:value-type="float">
            <text:p>0</text:p>
          </table:table-cell>
          <table:table-cell office:value-type="float" office:value="211300001" calcext:value-type="float">
            <text:p>2113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11300001" calcext:value-type="float">
            <text:p>211300001</text:p>
          </table:table-cell>
          <table:table-cell office:value-type="float" office:value="242850001" calcext:value-type="float">
            <text:p>2428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850001" calcext:value-type="float">
            <text:p>242850001</text:p>
          </table:table-cell>
          <table:table-cell office:value-type="float" office:value="242950001" calcext:value-type="float">
            <text:p>2429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7.vs.18,plusLog-19.vs.20,plusLog-1.vs.2,plusLog-21.vs.22,plusLog-23.vs.24,plusLog-25.vs.26,plusLog-27.vs.28,plusLog-29.vs.30,plusLog-31.vs.32,plusLog-33.vs.34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2950001" calcext:value-type="float">
            <text:p>242950001</text:p>
          </table:table-cell>
          <table:table-cell office:value-type="float" office:value="243000001" calcext:value-type="float">
            <text:p>2430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7.vs.18,plusLog-19.vs.20,plusLog-1.vs.2,plusLog-21.vs.22,plusLog-23.vs.24,plusLog-25.vs.26,plusLog-27.vs.28,plusLog-29.vs.30,plusLog-31.vs.32,plusLog-33.vs.34,plusLog-3.vs.4,plusLog-5.vs.6,plusLog-7.vs.8,plusLog-9.vs.10,plusLog-e382-23.vs.e382-24,pl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43000001" calcext:value-type="float">
            <text:p>243000001</text:p>
          </table:table-cell>
          <table:table-cell office:value-type="float" office:value="243050001" calcext:value-type="float">
            <text:p>2430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Log-11.vs.12,plusLog-13.vs.14,plusLog-17.vs.18,plusLog-19.vs.20,plusLog-1.vs.2,plusLog-21.vs.22,plusLog-29.vs.30,plusLog-31.vs.32,plusLog-e382-23.vs.e382-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0" calcext:value-type="float">
            <text:p>0</text:p>
          </table:table-cell>
          <table:table-cell office:value-type="float" office:value="62800001" calcext:value-type="float">
            <text:p>628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800001" calcext:value-type="float">
            <text:p>62800001</text:p>
          </table:table-cell>
          <table:table-cell office:value-type="float" office:value="62850001" calcext:value-type="float">
            <text:p>6285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1.vs.2,plusLog-23.vs.24,plusLog-25.vs.26,plusLog-27.vs.28,plusLog-29.vs.30,plusLog-31.vs.32,plusLog-33.vs.34,plusLog-35.vs.36,plusLog-5.vs.6,plusLog-7.vs.8,plusLog-9.vs.10,plusLog-e382-23.vs.e382-24,plusLog-e448-02.vs.e448-04,plusLog-e570-06.vs.e570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850001" calcext:value-type="float">
            <text:p>62850001</text:p>
          </table:table-cell>
          <table:table-cell office:value-type="float" office:value="62900001" calcext:value-type="float">
            <text:p>629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5.vs.16,plusLog-19.vs.20,plusLog-1.vs.2,plusLog-23.vs.24,plusLog-25.vs.26,plusLog-27.vs.28,plusLog-29.vs.30,plusLog-31.vs.32,plusLog-33.vs.34,plusLog-35.vs.36,plusLog-5.vs.6,plusLog-7.vs.8,plusLog-9.vs.10,plusLog-e382-23.vs.e382-2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2900001" calcext:value-type="float">
            <text:p>62900001</text:p>
          </table:table-cell>
          <table:table-cell office:value-type="float" office:value="62950001" calcext:value-type="float">
            <text:p>629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3.vs.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0" calcext:value-type="float">
            <text:p>0</text:p>
          </table:table-cell>
          <table:table-cell office:value-type="float" office:value="11000001" calcext:value-type="float">
            <text:p>110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11000001" calcext:value-type="float">
            <text:p>11000001</text:p>
          </table:table-cell>
          <table:table-cell office:value-type="float" office:value="29450001" calcext:value-type="float">
            <text:p>294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29450001" calcext:value-type="float">
            <text:p>29450001</text:p>
          </table:table-cell>
          <table:table-cell office:value-type="float" office:value="47400001" calcext:value-type="float">
            <text:p>474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9.vs.20,plusLog-1.vs.2,plusLog-21.vs.22,plusLog-23.vs.24,plusLog-25.vs.26,plusLog-27.vs.28,plusLog-29.vs.30,plusLog-31.vs.32,plusLog-33.vs.34,plusLog-35.vs.36,plusLog-3.vs.4,plusLog-7.vs.8,plusLog-9.vs.10,plusLog-e382-23.vs.e382-24,plusLog-e448-02.vs.e448-0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400001" calcext:value-type="float">
            <text:p>47400001</text:p>
          </table:table-cell>
          <table:table-cell office:value-type="float" office:value="47800001" calcext:value-type="float">
            <text:p>478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5.vs.16,plusLog-19.vs.20,plusLog-1.vs.2,plusLog-21.vs.22,plusLog-23.vs.24,plusLog-25.vs.26,plusLog-27.vs.28,plusLog-29.vs.30,plusLog-31.vs.32,plusLog-33.vs.34,plusLog-35.vs.36,plusLog-3.vs.4,plusLog-7.vs.8,plusLog-9.vs.10,plusLog-e382-23.vs.e382-24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800001" calcext:value-type="float">
            <text:p>47800001</text:p>
          </table:table-cell>
          <table:table-cell office:value-type="float" office:value="47850001" calcext:value-type="float">
            <text:p>478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5.vs.16,plusLog-19.vs.20,plusLog-1.vs.2,plusLog-21.vs.22,plusLog-23.vs.24,plusLog-25.vs.26,plusLog-27.vs.28,plusLog-29.vs.30,plusLog-31.vs.32,plusLog-33.vs.34,plusLog-35.vs.36,plusLog-7.vs.8,plusLog-9.vs.10,plusLog-e382-23.vs.e382-24,plusLog-e448-02.vs.e448-04,plusLog-e570-06.vs.e570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7850001" calcext:value-type="float">
            <text:p>47850001</text:p>
          </table:table-cell>
          <table:table-cell office:value-type="float" office:value="48000001" calcext:value-type="float">
            <text:p>480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1.vs.12,plusLog-15.vs.16,plusLog-19.vs.20,plusLog-1.vs.2,plusLog-21.vs.22,plusLog-23.vs.24,plusLog-25.vs.26,plusLog-27.vs.28,plusLog-29.vs.30,plusLog-31.vs.32,plusLog-33.vs.34,plusLog-35.vs.36,plusLog-7.vs.8,plusLog-9.vs.10,plusLog-e382-23.vs.e382-24,plusLog-e448-02.vs.e448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8000001" calcext:value-type="float">
            <text:p>48000001</text:p>
          </table:table-cell>
          <table:table-cell office:value-type="float" office:value="48050001" calcext:value-type="float">
            <text:p>4805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1.vs.12,plusLog-15.vs.16,plusLog-19.vs.20,plusLog-1.vs.2,plusLog-23.vs.24,plusLog-25.vs.26,plusLog-27.vs.28,plusLog-29.vs.30,plusLog-31.vs.32,plusLog-33.vs.34,plusLog-35.vs.36,plusLog-7.vs.8,plusLog-9.vs.10,plusLog-e382-23.vs.e382-24,plusLog-e448-02.vs.e448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0" calcext:value-type="float">
            <text:p>0</text:p>
          </table:table-cell>
          <table:table-cell office:value-type="float" office:value="20650001" calcext:value-type="float">
            <text:p>206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20650001" calcext:value-type="float">
            <text:p>20650001</text:p>
          </table:table-cell>
          <table:table-cell office:value-type="float" office:value="24350001" calcext:value-type="float">
            <text:p>243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24350001" calcext:value-type="float">
            <text:p>24350001</text:p>
          </table:table-cell>
          <table:table-cell office:value-type="float" office:value="27150001" calcext:value-type="float">
            <text:p>271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3.vs.14,plusLog-15.vs.16,plusLog-19.vs.20,plusLog-1.vs.2,plusLog-21.vs.22,plusLog-23.vs.24,plusLog-25.vs.26,plusLog-27.vs.28,plusLog-29.vs.30,plusLog-31.vs.32,plusLog-35.vs.36,plusLog-3.vs.4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27150001" calcext:value-type="float">
            <text:p>27150001</text:p>
          </table:table-cell>
          <table:table-cell office:value-type="float" office:value="30000001" calcext:value-type="float">
            <text:p>300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3.vs.14,plusLog-15.vs.16,plusLog-19.vs.20,plusLog-1.vs.2,plusLog-21.vs.22,plusLog-23.vs.24,plusLog-25.vs.26,plusLog-29.vs.30,plusLog-31.vs.32,plusLog-35.vs.36,plusLog-3.vs.4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30000001" calcext:value-type="float">
            <text:p>30000001</text:p>
          </table:table-cell>
          <table:table-cell office:value-type="float" office:value="31900001" calcext:value-type="float">
            <text:p>319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3.vs.14,plusLog-19.vs.20,plusLog-1.vs.2,plusLog-21.vs.22,plusLog-23.vs.24,plusLog-25.vs.26,plusLog-29.vs.30,plusLog-31.vs.32,plusLog-35.vs.36,plusLog-3.vs.4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31900001" calcext:value-type="float">
            <text:p>31900001</text:p>
          </table:table-cell>
          <table:table-cell office:value-type="float" office:value="32650001" calcext:value-type="float">
            <text:p>326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3.vs.14,plusLog-19.vs.20,plusLog-1.vs.2,plusLog-21.vs.22,plusLog-23.vs.24,plusLog-25.vs.26,plusLog-29.vs.30,plusLog-31.vs.32,plusLog-35.vs.36,plusLog-3.vs.4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32650001" calcext:value-type="float">
            <text:p>32650001</text:p>
          </table:table-cell>
          <table:table-cell office:value-type="float" office:value="42850001" calcext:value-type="float">
            <text:p>4285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lusLog-13.vs.14,plusLog-19.vs.20,plusLog-1.vs.2,plusLog-21.vs.22,plusLog-23.vs.24,plusLog-25.vs.26,plusLog-29.vs.30,plusLog-31.vs.32,plusLog-35.vs.36,plusLog-3.vs.4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42850001" calcext:value-type="float">
            <text:p>42850001</text:p>
          </table:table-cell>
          <table:table-cell office:value-type="float" office:value="50000001" calcext:value-type="float">
            <text:p>5000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Log-13.vs.14,plusLog-19.vs.20,plusLog-1.vs.2,plusLog-21.vs.22,plusLog-25.vs.26,plusLog-29.vs.30,plusLog-31.vs.32,plusLog-35.vs.36,plusLog-3.vs.4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000001" calcext:value-type="float">
            <text:p>50000001</text:p>
          </table:table-cell>
          <table:table-cell office:value-type="float" office:value="50550001" calcext:value-type="float">
            <text:p>505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sLog-13.vs.14,plusLog-19.vs.20,plusLog-1.vs.2,plusLog-21.vs.22,plusLog-25.vs.26,plusLog-29.vs.30,plusLog-31.vs.32,plusLog-3.vs.4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550001" calcext:value-type="float">
            <text:p>50550001</text:p>
          </table:table-cell>
          <table:table-cell office:value-type="float" office:value="50650001" calcext:value-type="float">
            <text:p>5065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Log-13.vs.14,plusLog-1.vs.2,plusLog-21.vs.22,plusLog-25.vs.26,plusLog-29.vs.30,plusLog-3.vs.4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650001" calcext:value-type="float">
            <text:p>50650001</text:p>
          </table:table-cell>
          <table:table-cell office:value-type="float" office:value="51050001" calcext:value-type="float">
            <text:p>5105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sLog-1.vs.2,plusLog-21.vs.22,plusLog-25.vs.26,plusLog-29.vs.30,plusLog-3.vs.4,plusLog-9.vs.10,plusLog-e448-02.vs.e448-04,plusLog-e570-06.vs.e570-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1050001" calcext:value-type="float">
            <text:p>51050001</text:p>
          </table:table-cell>
          <table:table-cell office:value-type="float" office:value="51100001" calcext:value-type="float">
            <text:p>51100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usLog-1.vs.2,plusLog-21.vs.22,plusLog-25.vs.26,plusLog-9.vs.10,plusLog-e448-02.vs.e448-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1100001" calcext:value-type="float">
            <text:p>51100001</text:p>
          </table:table-cell>
          <table:table-cell office:value-type="float" office:value="51150001" calcext:value-type="float">
            <text:p>5115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Log-1.vs.2,plusLog-21.vs.22,plusLog-9.vs.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0" calcext:value-type="float">
            <text:p>0</text:p>
          </table:table-cell>
          <table:table-cell office:value-type="float" office:value="197800001" calcext:value-type="float">
            <text:p>1978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800001" calcext:value-type="float">
            <text:p>197800001</text:p>
          </table:table-cell>
          <table:table-cell office:value-type="float" office:value="197850001" calcext:value-type="float">
            <text:p>1978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3.vs.14,plusLog-15.vs.16,plusLog-17.vs.18,plusLog-19.vs.20,plusLog-1.vs.2,plusLog-21.vs.22,plusLog-23.vs.24,plusLog-27.vs.28,plusLog-29.vs.30,plusLog-31.vs.32,plusLog-33.vs.34,plusLog-35.vs.36,plusLog-3.vs.4,plusLog-5.vs.6,plusLog-7.vs.8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850001" calcext:value-type="float">
            <text:p>197850001</text:p>
          </table:table-cell>
          <table:table-cell office:value-type="float" office:value="197900001" calcext:value-type="float">
            <text:p>1979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lusLog-13.vs.14,plusLog-15.vs.16,plusLog-17.vs.18,plusLog-1.vs.2,plusLog-21.vs.22,plusLog-23.vs.24,plusLog-31.vs.32,plusLog-33.vs.34,plusLog-35.vs.36,plusLog-3.vs.4,plusLog-5.vs.6,plusLog-7.vs.8,plusLog-e448-02.vs.e448-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97900001" calcext:value-type="float">
            <text:p>197900001</text:p>
          </table:table-cell>
          <table:table-cell office:value-type="float" office:value="197950001" calcext:value-type="float">
            <text:p>1979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0" calcext:value-type="float">
            <text:p>0</text:p>
          </table:table-cell>
          <table:table-cell office:value-type="float" office:value="49550001" calcext:value-type="float">
            <text:p>495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49550001" calcext:value-type="float">
            <text:p>49550001</text:p>
          </table:table-cell>
          <table:table-cell office:value-type="float" office:value="74150001" calcext:value-type="float">
            <text:p>741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74150001" calcext:value-type="float">
            <text:p>74150001</text:p>
          </table:table-cell>
          <table:table-cell office:value-type="float" office:value="185100001" calcext:value-type="float">
            <text:p>1851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5100001" calcext:value-type="float">
            <text:p>185100001</text:p>
          </table:table-cell>
          <table:table-cell office:value-type="float" office:value="186850001" calcext:value-type="float">
            <text:p>1868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7.vs.18,plusLog-19.vs.20,plusLog-21.vs.22,plusLog-23.vs.24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6850001" calcext:value-type="float">
            <text:p>186850001</text:p>
          </table:table-cell>
          <table:table-cell office:value-type="float" office:value="189500001" calcext:value-type="float">
            <text:p>1895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7.vs.18,plusLog-19.vs.20,plusLog-21.vs.22,plusLog-25.vs.26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89500001" calcext:value-type="float">
            <text:p>189500001</text:p>
          </table:table-cell>
          <table:table-cell office:value-type="float" office:value="190600001" calcext:value-type="float">
            <text:p>1906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1.vs.12,plusLog-13.vs.14,plusLog-17.vs.18,plusLog-19.vs.20,plusLog-21.vs.22,plusLog-25.vs.26,plusLog-29.vs.30,plusLog-31.vs.32,plusLog-33.vs.34,plusLog-35.vs.36,plusLog-3.vs.4,plusLog-5.vs.6,plusLog-7.vs.8,plusLog-9.vs.10,plusLog-e382-23.vs.e382-24,pl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600001" calcext:value-type="float">
            <text:p>190600001</text:p>
          </table:table-cell>
          <table:table-cell office:value-type="float" office:value="190750001" calcext:value-type="float">
            <text:p>19075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1.vs.12,plusLog-13.vs.14,plusLog-17.vs.18,plusLog-19.vs.20,plusLog-21.vs.22,plusLog-25.vs.26,plusLog-29.vs.30,plusLog-33.vs.34,plusLog-35.vs.36,plusLog-3.vs.4,plusLog-5.vs.6,plusLog-7.vs.8,plusLog-9.vs.10,plusLog-e382-23.vs.e382-24,plusLog-e448-02.vs.e448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750001" calcext:value-type="float">
            <text:p>190750001</text:p>
          </table:table-cell>
          <table:table-cell office:value-type="float" office:value="190800001" calcext:value-type="float">
            <text:p>1908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lusLog-13.vs.14,plusLog-17.vs.18,plusLog-19.vs.20,plusLog-21.vs.22,plusLog-25.vs.26,plusLog-29.vs.30,plusLog-33.vs.34,plusLog-35.vs.36,plusLog-5.vs.6,plusLog-7.vs.8,plusLog-9.vs.10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800001" calcext:value-type="float">
            <text:p>190800001</text:p>
          </table:table-cell>
          <table:table-cell office:value-type="float" office:value="190850001" calcext:value-type="float">
            <text:p>190850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sLog-13.vs.14,plusLog-17.vs.18,plusLog-19.vs.20,plusLog-25.vs.26,plusLog-29.vs.30,plusLog-33.vs.34,plusLog-35.vs.36,plusLog-5.vs.6,plusLog-7.vs.8,plusLog-9.vs.10,plusLog-e382-23.vs.e382-24,plusLog-e448-02.vs.e448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850001" calcext:value-type="float">
            <text:p>190850001</text:p>
          </table:table-cell>
          <table:table-cell office:value-type="float" office:value="190900001" calcext:value-type="float">
            <text:p>1909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Log-17.vs.18,plusLog-25.vs.26,plusLog-29.vs.30,plusLog-33.vs.34,plusLog-35.vs.36,plusLog-5.vs.6,plusLog-7.vs.8,plusLog-9.vs.10,plusLog-e448-02.vs.e448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900001" calcext:value-type="float">
            <text:p>190900001</text:p>
          </table:table-cell>
          <table:table-cell office:value-type="float" office:value="190950001" calcext:value-type="float">
            <text:p>19095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sLog-17.vs.18,plusLog-33.vs.34,plusLog-35.vs.36,plusLog-5.vs.6,plusLog-7.vs.8,plusLog-e448-02.vs.e448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190950001" calcext:value-type="float">
            <text:p>190950001</text:p>
          </table:table-cell>
          <table:table-cell office:value-type="float" office:value="191000001" calcext:value-type="float">
            <text:p>1910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Log-33.vs.34,plusLog-35.vs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0" calcext:value-type="float">
            <text:p>0</text:p>
          </table:table-cell>
          <table:table-cell office:value-type="float" office:value="179600001" calcext:value-type="float">
            <text:p>17960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79600001" calcext:value-type="float">
            <text:p>179600001</text:p>
          </table:table-cell>
          <table:table-cell office:value-type="float" office:value="180350001" calcext:value-type="float">
            <text:p>1803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350001" calcext:value-type="float">
            <text:p>180350001</text:p>
          </table:table-cell>
          <table:table-cell office:value-type="float" office:value="180600001" calcext:value-type="float">
            <text:p>1806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7.vs.18,plusLog-19.vs.20,plusLog-1.vs.2,plusLog-21.vs.22,plusLog-23.vs.24,plusLog-25.vs.26,plusLog-27.vs.28,plusLog-29.vs.30,plusLog-31.vs.32,plusLog-33.vs.34,plusLog-35.vs.36,plusLog-3.vs.4,plusLog-5.vs.6,plusLog-7.vs.8,plusLog-9.vs.10,plusLog-e448-02.vs.e448-04,plusLog-e570-06.vs.e570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600001" calcext:value-type="float">
            <text:p>180600001</text:p>
          </table:table-cell>
          <table:table-cell office:value-type="float" office:value="180650001" calcext:value-type="float">
            <text:p>1806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3.vs.14,plusLog-17.vs.18,plusLog-1.vs.2,plusLog-23.vs.24,plusLog-25.vs.26,plusLog-27.vs.28,plusLog-31.vs.32,plusLog-33.vs.34,plusLog-35.vs.36,plusLog-3.vs.4,plusLog-5.vs.6,plusLog-7.vs.8,plusLog-9.vs.10,plusLog-e570-06.vs.e570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650001" calcext:value-type="float">
            <text:p>180650001</text:p>
          </table:table-cell>
          <table:table-cell office:value-type="float" office:value="180700001" calcext:value-type="float">
            <text:p>18070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usLog-17.vs.18,plusLog-1.vs.2,plusLog-23.vs.24,plusLog-27.vs.28,plusLog-31.vs.32,plusLog-33.vs.34,plusLog-35.vs.36,plusLog-5.vs.6,plusLog-9.vs.10,plusLog-e570-06.vs.e570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0700001" calcext:value-type="float">
            <text:p>180700001</text:p>
          </table:table-cell>
          <table:table-cell office:value-type="float" office:value="180750001" calcext:value-type="float">
            <text:p>180750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Log-1.vs.2,plusLog-31.vs.32,plusLog-35.vs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0" calcext:value-type="float">
            <text:p>0</text:p>
          </table:table-cell>
          <table:table-cell office:value-type="float" office:value="33650001" calcext:value-type="float">
            <text:p>336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33650001" calcext:value-type="float">
            <text:p>33650001</text:p>
          </table:table-cell>
          <table:table-cell office:value-type="float" office:value="58600001" calcext:value-type="float">
            <text:p>586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58600001" calcext:value-type="float">
            <text:p>58600001</text:p>
          </table:table-cell>
          <table:table-cell office:value-type="float" office:value="145200001" calcext:value-type="float">
            <text:p>1452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7.vs.28,plusLog-29.vs.30,plusLog-31.vs.32,plusLog-35.vs.36,plusLog-3.vs.4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45200001" calcext:value-type="float">
            <text:p>145200001</text:p>
          </table:table-cell>
          <table:table-cell office:value-type="float" office:value="159500001" calcext:value-type="float">
            <text:p>15950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9.vs.30,plusLog-31.vs.32,plusLog-35.vs.36,plusLog-3.vs.4,plusLog-5.vs.6,plusLog-7.vs.8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59500001" calcext:value-type="float">
            <text:p>159500001</text:p>
          </table:table-cell>
          <table:table-cell office:value-type="float" office:value="170850001" calcext:value-type="float">
            <text:p>17085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9.vs.30,plusLog-31.vs.32,plusLog-35.vs.36,plusLog-3.vs.4,plusLog-5.vs.6,plusLog-9.vs.10,plusLog-e382-23.vs.e382-24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850001" calcext:value-type="float">
            <text:p>170850001</text:p>
          </table:table-cell>
          <table:table-cell office:value-type="float" office:value="170900001" calcext:value-type="float">
            <text:p>17090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3.vs.14,plusLog-15.vs.16,plusLog-17.vs.18,plusLog-19.vs.20,plusLog-1.vs.2,plusLog-21.vs.22,plusLog-23.vs.24,plusLog-25.vs.26,plusLog-29.vs.30,plusLog-31.vs.32,plusLog-35.vs.36,plusLog-5.vs.6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900001" calcext:value-type="float">
            <text:p>170900001</text:p>
          </table:table-cell>
          <table:table-cell office:value-type="float" office:value="170950001" calcext:value-type="float">
            <text:p>17095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sLog-13.vs.14,plusLog-15.vs.16,plusLog-17.vs.18,plusLog-21.vs.22,plusLog-23.vs.24,plusLog-29.vs.30,plusLog-35.vs.36,plusLog-5.vs.6,plusLog-9.vs.10,plusLog-e448-02.vs.e448-04,plusLog-e570-06.vs.e570-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0950001" calcext:value-type="float">
            <text:p>170950001</text:p>
          </table:table-cell>
          <table:table-cell office:value-type="float" office:value="171000001" calcext:value-type="float">
            <text:p>1710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usLog-17.vs.18,plusLog-21.vs.22,plusLog-23.vs.24,plusLog-35.vs.36,plusLog-5.vs.6,plusLog-9.vs.10,plusLog-e448-02.vs.e448-04,plusLog-e570-06.vs.e570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71000001" calcext:value-type="float">
            <text:p>171000001</text:p>
          </table:table-cell>
          <table:table-cell office:value-type="float" office:value="171050001" calcext:value-type="float">
            <text:p>17105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Log-35.vs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0" calcext:value-type="float">
            <text:p>0</text:p>
          </table:table-cell>
          <table:table-cell office:value-type="float" office:value="158850001" calcext:value-type="float">
            <text:p>1588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850001" calcext:value-type="float">
            <text:p>158850001</text:p>
          </table:table-cell>
          <table:table-cell office:value-type="float" office:value="158900001" calcext:value-type="float">
            <text:p>15890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900001" calcext:value-type="float">
            <text:p>158900001</text:p>
          </table:table-cell>
          <table:table-cell office:value-type="float" office:value="158950001" calcext:value-type="float">
            <text:p>158950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usLog-11.vs.12,plusLog-13.vs.14,plusLog-15.vs.16,plusLog-17.vs.18,plusLog-19.vs.20,plusLog-1.vs.2,plusLog-23.vs.24,plusLog-25.vs.26,plusLog-27.vs.28,plusLog-29.vs.30,plusLog-33.vs.34,plusLog-3.vs.4,plusLog-5.vs.6,plusLog-7.vs.8,plusLog-9.vs.10,plusLog-e382-23.vs.e382-24,plusLog-e448-02.vs.e448-04,plusLog-e570-06.vs.e570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8950001" calcext:value-type="float">
            <text:p>158950001</text:p>
          </table:table-cell>
          <table:table-cell office:value-type="float" office:value="159000001" calcext:value-type="float">
            <text:p>159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usLog-11.vs.12,plusLog-13.vs.14,plusLog-15.vs.16,plusLog-17.vs.18,plusLog-19.vs.20,plusLog-1.vs.2,plusLog-23.vs.24,plusLog-25.vs.26,plusLog-27.vs.28,plusLog-29.vs.30,plusLog-33.vs.34,plusLog-3.vs.4,plusLog-5.vs.6,plusLog-7.vs.8,plusLog-9.vs.10,plusLog-e448-02.vs.e448-04,plusLog-e570-06.vs.e570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9000001" calcext:value-type="float">
            <text:p>159000001</text:p>
          </table:table-cell>
          <table:table-cell office:value-type="float" office:value="159050001" calcext:value-type="float">
            <text:p>15905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usLog-11.vs.12,plusLog-13.vs.14,plusLog-15.vs.16,plusLog-1.vs.2,plusLog-23.vs.24,plusLog-27.vs.28,plusLog-29.vs.30,plusLog-33.vs.34,plusLog-3.vs.4,plusLog-5.vs.6,plusLog-7.vs.8,plusLog-9.vs.10,plusLog-e448-02.vs.e448-04,plusLog-e570-06.vs.e570-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0" calcext:value-type="float">
            <text:p>0</text:p>
          </table:table-cell>
          <table:table-cell office:value-type="float" office:value="104250001" calcext:value-type="float">
            <text:p>1042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04250001" calcext:value-type="float">
            <text:p>104250001</text:p>
          </table:table-cell>
          <table:table-cell office:value-type="float" office:value="146150001" calcext:value-type="float">
            <text:p>1461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150001" calcext:value-type="float">
            <text:p>146150001</text:p>
          </table:table-cell>
          <table:table-cell office:value-type="float" office:value="146200001" calcext:value-type="float">
            <text:p>146200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5.vs.36,plusLog-3.vs.4,plusLog-5.vs.6,plusLog-9.vs.10,plusLog-e382-23.vs.e382-24,plusLog-e448-02.vs.e448-04,plusLog-e570-06.vs.e570-0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6200001" calcext:value-type="float">
            <text:p>146200001</text:p>
          </table:table-cell>
          <table:table-cell office:value-type="float" office:value="146250001" calcext:value-type="float">
            <text:p>146250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usLog-11.vs.12,plusLog-13.vs.14,plusLog-15.vs.16,plusLog-17.vs.18,plusLog-19.vs.20,plusLog-21.vs.22,plusLog-23.vs.24,plusLog-25.vs.26,plusLog-27.vs.28,plusLog-29.vs.30,plusLog-31.vs.32,plusLog-33.vs.34,plusLog-3.vs.4,plusLog-5.vs.6,plusLog-e448-02.vs.e448-0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0" calcext:value-type="float">
            <text:p>0</text:p>
          </table:table-cell>
          <table:table-cell office:value-type="float" office:value="139250001" calcext:value-type="float">
            <text:p>139250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1.vs.32,plusLog-33.vs.34,plusLog-35.vs.36,plusLog-3.vs.4,plusLog-5.vs.6,plusLog-7.vs.8,plusLog-9.vs.10,plusLog-e382-23.vs.e382-24,plusLog-e448-02.vs.e448-04,plusLog-e570-06.vs.e570-07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39250001" calcext:value-type="float">
            <text:p>139250001</text:p>
          </table:table-cell>
          <table:table-cell office:value-type="float" office:value="141050001" calcext:value-type="float">
            <text:p>141050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usLog-11.vs.12,plusLog-13.vs.14,plusLog-15.vs.16,plusLog-17.vs.18,plusLog-19.vs.20,plusLog-1.vs.2,plusLog-21.vs.22,plusLog-23.vs.24,plusLog-25.vs.26,plusLog-27.vs.28,plusLog-29.vs.30,plusLog-33.vs.34,plusLog-35.vs.36,plusLog-3.vs.4,plusLog-5.vs.6,plusLog-7.vs.8,plusLog-9.vs.10,plusLog-e382-23.vs.e382-24,plusLog-e448-02.vs.e448-04,plusLog-e570-06.vs.e570-0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1050001" calcext:value-type="float">
            <text:p>141050001</text:p>
          </table:table-cell>
          <table:table-cell office:value-type="float" office:value="141100001" calcext:value-type="float">
            <text:p>14110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usLog-15.vs.16,plusLog-17.vs.18,plusLog-1.vs.2,plusLog-21.vs.22,plusLog-23.vs.24,plusLog-25.vs.26,plusLog-27.vs.28,plusLog-29.vs.30,plusLog-35.vs.36,plusLog-3.vs.4,plusLog-5.vs.6,plusLog-7.vs.8,plusLog-9.vs.10,plusLog-e382-23.vs.e382-24,plusLog-e448-02.vs.e448-04,plusLog-e570-06.vs.e570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3:24:31.035645025</meta:creation-date>
    <dc:date>2016-01-14T13:25:21.545428072</dc:date>
    <meta:editing-duration>P0D</meta:editing-duration>
    <meta:editing-cycles>1</meta:editing-cycles>
    <meta:document-statistic meta:table-count="2" meta:cell-count="7904" meta:object-count="0"/>
    <meta:generator>LibreOffice/4.2.8.2$Linux_X86_64 LibreOffice_project/420m0$Build-2</meta:generator>
  </office:meta>
</office:document-meta>
</file>